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PakType Naqsh" svg:font-family="'PakType Naqsh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95pt"/>
    </style:style>
    <style:style style:name="co3" style:family="table-column">
      <style:table-column-properties fo:break-before="auto" style:column-width="261.16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328.31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106"/>
    <style:style style:name="ce9" style:family="table-cell" style:parent-style-name="Default" style:data-style-name="N106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6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6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06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06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27">
      <style:text-properties fo:font-weight="bold" style:font-weight-asian="bold" style:font-weight-complex="bold"/>
    </style:style>
    <style:style style:name="ce18" style:family="table-cell" style:parent-style-name="Default" style:data-style-name="N127"/>
    <style:style style:name="ce19" style:family="table-cell" style:parent-style-name="Default" style:data-style-name="N12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27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27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12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Revenue &amp; Expenditur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8"/>
        <table:table-row table:style-name="ro1">
          <table:table-cell table:number-columns-repeated="2"/>
          <table:table-cell table:style-name="ce4" office:value-type="string" calcext:value-type="string">
            <text:p>Table 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State Budge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evenue &amp; Expenditure by Chapte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for Financial Years 1997 &amp; 1998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EVENUE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BD</text:p>
          </table:table-cell>
        </table:table-row>
        <table:table-row table:style-name="ro1">
          <table:table-cell/>
          <table:table-cell table:style-name="ce1" office:value-type="string" calcext:value-type="string">
            <text:p>Chapter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1998" calcext:value-type="float">
            <text:p>1998</text:p>
          </table:table-cell>
          <table:table-cell table:style-name="ce11" office:value-type="float" office:value="1997" calcext:value-type="float">
            <text:p>1997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il &amp; Natural Gas</text:p>
          </table:table-cell>
          <table:table-cell table:formula="of:=[Revenue.E8]" office:value-type="float" office:value="362000000" calcext:value-type="float">
            <text:p>362,000,000 </text:p>
          </table:table-cell>
          <table:table-cell table:style-name="ce12" table:formula="of:=[Revenue.F8]" office:value-type="float" office:value="354000000" calcext:value-type="float">
            <text:p>354,000,000 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axes &amp; Duties</text:p>
          </table:table-cell>
          <table:table-cell table:formula="of:=[Revenue.E12]" office:value-type="float" office:value="94700000" calcext:value-type="float">
            <text:p>94,700,000 </text:p>
          </table:table-cell>
          <table:table-cell table:style-name="ce12" table:formula="of:=[Revenue.F12]" office:value-type="float" office:value="91600000" calcext:value-type="float">
            <text:p>91,600,000 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Government good and services</text:p>
          </table:table-cell>
          <table:table-cell table:formula="of:=[Revenue.E17]" office:value-type="float" office:value="93800000" calcext:value-type="float">
            <text:p>93,800,000 </text:p>
          </table:table-cell>
          <table:table-cell table:style-name="ce12" table:formula="of:=[Revenue.F17]" office:value-type="float" office:value="90100000" calcext:value-type="float">
            <text:p>90,100,000 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Government investments and properties</text:p>
          </table:table-cell>
          <table:table-cell table:formula="of:=[Revenue.E20]" office:value-type="float" office:value="37840000" calcext:value-type="float">
            <text:p>37,840,000 </text:p>
          </table:table-cell>
          <table:table-cell table:style-name="ce12" table:formula="of:=[Revenue.F20]" office:value-type="float" office:value="37700000" calcext:value-type="float">
            <text:p>37,700,000 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Grants</text:p>
          </table:table-cell>
          <table:table-cell table:formula="of:=[Revenue.E24]" office:value-type="float" office:value="37600000" calcext:value-type="float">
            <text:p>37,600,000 </text:p>
          </table:table-cell>
          <table:table-cell table:style-name="ce12" table:formula="of:=[Revenue.F24]" office:value-type="float" office:value="37600000" calcext:value-type="float">
            <text:p>37,600,000 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ales of capital assets</text:p>
          </table:table-cell>
          <table:table-cell table:formula="of:=[Revenue.E26]" office:value-type="float" office:value="160000" calcext:value-type="float">
            <text:p>160,000 </text:p>
          </table:table-cell>
          <table:table-cell table:style-name="ce12" table:formula="of:=[Revenue.F26]" office:value-type="float" office:value="200000" calcext:value-type="float">
            <text:p>200,000 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Fines, penalties and miscellaneous income</text:p>
          </table:table-cell>
          <table:table-cell table:formula="of:=[Revenue.E29]" office:value-type="float" office:value="3900000" calcext:value-type="float">
            <text:p>3,900,000 </text:p>
          </table:table-cell>
          <table:table-cell table:style-name="ce12" table:formula="of:=[Revenue.F29]" office:value-type="float" office:value="3800000" calcext:value-type="float">
            <text:p>3,800,000 </text:p>
          </table:table-cell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tal state revenue</text:p>
          </table:table-cell>
          <table:table-cell table:style-name="ce9" table:formula="of:=SUM([.D10:.D16])" office:value-type="float" office:value="630000000" calcext:value-type="float">
            <text:p>630,000,000 </text:p>
          </table:table-cell>
          <table:table-cell table:style-name="ce13" table:formula="of:=SUM([.E10:.E16])" office:value-type="float" office:value="615000000" calcext:value-type="float">
            <text:p>615,000,000 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EXPENDITUR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BD</text:p>
          </table:table-cell>
        </table:table-row>
        <table:table-row table:style-name="ro1">
          <table:table-cell/>
          <table:table-cell table:style-name="ce1" office:value-type="string" calcext:value-type="string">
            <text:p>Chapter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1998" calcext:value-type="float">
            <text:p>1998</text:p>
          </table:table-cell>
          <table:table-cell table:style-name="ce11" office:value-type="float" office:value="1997" calcext:value-type="float">
            <text:p>1997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npower Expenses</text:p>
          </table:table-cell>
          <table:table-cell table:formula="of:=['General Expenditure'.D8]" office:value-type="float" office:value="350496464" calcext:value-type="float">
            <text:p>350,496,464 </text:p>
          </table:table-cell>
          <table:table-cell table:style-name="ce12" table:formula="of:=['General Expenditure'.E8]" office:value-type="float" office:value="343259467" calcext:value-type="float">
            <text:p>343,259,467 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ervice Expenses</text:p>
          </table:table-cell>
          <table:table-cell table:formula="of:=['General Expenditure'.D46]" office:value-type="float" office:value="49158120" calcext:value-type="float">
            <text:p>49,158,120 </text:p>
          </table:table-cell>
          <table:table-cell table:style-name="ce12" table:formula="of:=['General Expenditure'.E46]" office:value-type="float" office:value="48778508" calcext:value-type="float">
            <text:p>48,778,508 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xpenditure on Consumer Goods</text:p>
          </table:table-cell>
          <table:table-cell table:formula="of:=['General Expenditure'.D84]" office:value-type="float" office:value="28905252" calcext:value-type="float">
            <text:p>28,905,252 </text:p>
          </table:table-cell>
          <table:table-cell table:style-name="ce12" table:formula="of:=['General Expenditure'.E84]" office:value-type="float" office:value="28662344" calcext:value-type="float">
            <text:p>28,662,344 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Expenditure on Capital Goods</text:p>
          </table:table-cell>
          <table:table-cell table:formula="of:=['General Expenditure'.D122]" office:value-type="float" office:value="7803509" calcext:value-type="float">
            <text:p>7,803,509 </text:p>
          </table:table-cell>
          <table:table-cell table:style-name="ce12" table:formula="of:=['General Expenditure'.E122]" office:value-type="float" office:value="8166816" calcext:value-type="float">
            <text:p>8,166,816 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aintenance Expenses</text:p>
          </table:table-cell>
          <table:table-cell table:formula="of:=['General Expenditure'.D160]" office:value-type="float" office:value="26755655" calcext:value-type="float">
            <text:p>26,755,655 </text:p>
          </table:table-cell>
          <table:table-cell table:style-name="ce12" table:formula="of:=['General Expenditure'.E160]" office:value-type="float" office:value="26703865" calcext:value-type="float">
            <text:p>26,703,865 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ransfer Expenses</text:p>
          </table:table-cell>
          <table:table-cell table:formula="of:=['General Expenditure'.D198]" office:value-type="float" office:value="53265000" calcext:value-type="float">
            <text:p>53,265,000 </text:p>
          </table:table-cell>
          <table:table-cell table:style-name="ce12" table:formula="of:=['General Expenditure'.E198]" office:value-type="float" office:value="50813000" calcext:value-type="float">
            <text:p>50,813,000 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ubsidies &amp; Interest Payments</text:p>
          </table:table-cell>
          <table:table-cell table:formula="of:=['General Expenditure'.D221]" office:value-type="float" office:value="31116000" calcext:value-type="float">
            <text:p>31,116,000 </text:p>
          </table:table-cell>
          <table:table-cell table:style-name="ce12" table:formula="of:=['General Expenditure'.E221]" office:value-type="float" office:value="31116000" calcext:value-type="float">
            <text:p>31,116,000 </text:p>
          </table:table-cell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tal Recurrent Expenditure</text:p>
          </table:table-cell>
          <table:table-cell table:style-name="ce9" table:formula="of:=SUM([.D23:.D29])" office:value-type="float" office:value="547500000" calcext:value-type="float">
            <text:p>547,500,000 </text:p>
          </table:table-cell>
          <table:table-cell table:style-name="ce13" table:formula="of:=SUM([.E23:.E29])" office:value-type="float" office:value="537500000" calcext:value-type="float">
            <text:p>537,500,000 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Project Expenditure</text:p>
          </table:table-cell>
          <table:table-cell table:style-name="ce10" table:formula="of:=['General Expenditure'.D238]" office:value-type="float" office:value="157500000" calcext:value-type="float">
            <text:p>157,500,000 </text:p>
          </table:table-cell>
          <table:table-cell table:style-name="ce14" table:formula="of:=['General Expenditure'.E238]" office:value-type="float" office:value="152500000" calcext:value-type="float">
            <text:p>152,500,000 </text:p>
          </table:table-cell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tal state expenditure</text:p>
          </table:table-cell>
          <table:table-cell table:style-name="ce9" table:formula="of:=SUM([.D30:.D31])" office:value-type="float" office:value="705000000" calcext:value-type="float">
            <text:p>705,000,000 </text:p>
          </table:table-cell>
          <table:table-cell table:style-name="ce13" table:formula="of:=SUM([.E30:.E31])" office:value-type="float" office:value="690000000" calcext:value-type="float">
            <text:p>690,000,000 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udget deficit</text:p>
          </table:table-cell>
          <table:table-cell table:style-name="ce9" table:formula="of:=[.D32]-[.D17]" office:value-type="float" office:value="75000000" calcext:value-type="float">
            <text:p>75,000,000 </text:p>
          </table:table-cell>
          <table:table-cell table:style-name="ce13" table:formula="of:=[.E32]-[.E17]" office:value-type="float" office:value="75000000" calcext:value-type="float">
            <text:p>75,000,000 </text:p>
          </table:table-cell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enue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ce18"/>
        <table:table-column table:style-name="co1" table:number-columns-repeated="1018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Table 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State Budge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Revenue by Chapter and Sectio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for Financial Years 1997 &amp; 199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BD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Chapter</text:p>
          </table:table-cell>
          <table:table-cell table:style-name="ce6" office:value-type="string" calcext:value-type="string">
            <text:p>Section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1998" calcext:value-type="float">
            <text:p>1998</text:p>
          </table:table-cell>
          <table:table-cell table:style-name="ce11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Oil and natural gas</text:p>
          </table:table-cell>
          <table:table-cell table:style-name="ce17" table:formula="of:=SUM([.E9:.E11])" office:value-type="float" office:value="362000000" calcext:value-type="float">
            <text:p>362,000,000 </text:p>
          </table:table-cell>
          <table:table-cell table:style-name="ce20" table:formula="of:=SUM([.F9:.F11])" office:value-type="float" office:value="354000000" calcext:value-type="float">
            <text:p>354,00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il sales</text:p>
          </table:table-cell>
          <table:table-cell office:value-type="float" office:value="313500000" calcext:value-type="float">
            <text:p>313,500,000 </text:p>
          </table:table-cell>
          <table:table-cell table:style-name="ce21" office:value-type="float" office:value="307000000" calcext:value-type="float">
            <text:p>307,00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 sales</text:p>
          </table:table-cell>
          <table:table-cell office:value-type="float" office:value="47000000" calcext:value-type="float">
            <text:p>47,000,000 </text:p>
          </table:table-cell>
          <table:table-cell table:style-name="ce21" office:value-type="float" office:value="45500000" calcext:value-type="float">
            <text:p>45,50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il taxes and duties</text:p>
          </table:table-cell>
          <table:table-cell office:value-type="float" office:value="1500000" calcext:value-type="float">
            <text:p>1,500,000 </text:p>
          </table:table-cell>
          <table:table-cell table:style-name="ce21" office:value-type="float" office:value="1500000" calcext:value-type="float">
            <text:p>1,50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string" calcext:value-type="string">
            <text:p>Taxes and duties</text:p>
          </table:table-cell>
          <table:table-cell table:style-name="ce17" table:formula="of:=SUM([.E13:.E16])" office:value-type="float" office:value="94700000" calcext:value-type="float">
            <text:p>94,700,000 </text:p>
          </table:table-cell>
          <table:table-cell table:style-name="ce20" table:formula="of:=SUM([.F13:.F16])" office:value-type="float" office:value="91600000" calcext:value-type="float">
            <text:p>91,60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es and duties on consumption of goods and products</text:p>
          </table:table-cell>
          <table:table-cell office:value-type="float" office:value="1800000" calcext:value-type="float">
            <text:p>1,800,000 </text:p>
          </table:table-cell>
          <table:table-cell table:style-name="ce21" office:value-type="float" office:value="1800000" calcext:value-type="float">
            <text:p>1,80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es and duties on international trade</text:p>
          </table:table-cell>
          <table:table-cell office:value-type="float" office:value="47600000" calcext:value-type="float">
            <text:p>47,600,000 </text:p>
          </table:table-cell>
          <table:table-cell table:style-name="ce21" office:value-type="float" office:value="47220000" calcext:value-type="float">
            <text:p>47,22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stration and license fees</text:p>
          </table:table-cell>
          <table:table-cell office:value-type="float" office:value="9900000" calcext:value-type="float">
            <text:p>9,900,000 </text:p>
          </table:table-cell>
          <table:table-cell table:style-name="ce21" office:value-type="float" office:value="9800000" calcext:value-type="float">
            <text:p>9,80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ministrative fees and duties</text:p>
          </table:table-cell>
          <table:table-cell office:value-type="float" office:value="35400000" calcext:value-type="float">
            <text:p>35,400,000 </text:p>
          </table:table-cell>
          <table:table-cell table:style-name="ce21" office:value-type="float" office:value="32780000" calcext:value-type="float">
            <text:p>32,78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string" calcext:value-type="string">
            <text:p>Government good and services</text:p>
          </table:table-cell>
          <table:table-cell table:style-name="ce17" table:formula="of:=SUM([.E18:.E19])" office:value-type="float" office:value="93800000" calcext:value-type="float">
            <text:p>93,800,000 </text:p>
          </table:table-cell>
          <table:table-cell table:style-name="ce20" table:formula="of:=SUM([.F18:.F19])" office:value-type="float" office:value="90100000" calcext:value-type="float">
            <text:p>90,10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vernment services</text:p>
          </table:table-cell>
          <table:table-cell office:value-type="float" office:value="37400000" calcext:value-type="float">
            <text:p>37,400,000 </text:p>
          </table:table-cell>
          <table:table-cell table:style-name="ce21" office:value-type="float" office:value="36250000" calcext:value-type="float">
            <text:p>36,25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vernment products</text:p>
          </table:table-cell>
          <table:table-cell office:value-type="float" office:value="56400000" calcext:value-type="float">
            <text:p>56,400,000 </text:p>
          </table:table-cell>
          <table:table-cell table:style-name="ce21" office:value-type="float" office:value="53850000" calcext:value-type="float">
            <text:p>53,85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4" calcext:value-type="float">
            <text:p>4</text:p>
          </table:table-cell>
          <table:table-cell table:style-name="ce15"/>
          <table:table-cell table:style-name="ce15" office:value-type="string" calcext:value-type="string">
            <text:p>Government investments and properties</text:p>
          </table:table-cell>
          <table:table-cell table:style-name="ce17" table:formula="of:=SUM([.E21:.E23])" office:value-type="float" office:value="37840000" calcext:value-type="float">
            <text:p>37,840,000 </text:p>
          </table:table-cell>
          <table:table-cell table:style-name="ce20" table:formula="of:=SUM([.F21:.F23])" office:value-type="float" office:value="37700000" calcext:value-type="float">
            <text:p>37,70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stments</text:p>
          </table:table-cell>
          <table:table-cell office:value-type="float" office:value="31550000" calcext:value-type="float">
            <text:p>31,550,000 </text:p>
          </table:table-cell>
          <table:table-cell table:style-name="ce21" office:value-type="float" office:value="31490000" calcext:value-type="float">
            <text:p>31,49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</text:p>
          </table:table-cell>
          <table:table-cell office:value-type="float" office:value="4160000" calcext:value-type="float">
            <text:p>4,160,000 </text:p>
          </table:table-cell>
          <table:table-cell table:style-name="ce21" office:value-type="float" office:value="4085000" calcext:value-type="float">
            <text:p>4,085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ssions</text:p>
          </table:table-cell>
          <table:table-cell office:value-type="float" office:value="2130000" calcext:value-type="float">
            <text:p>2,130,000 </text:p>
          </table:table-cell>
          <table:table-cell table:style-name="ce21" office:value-type="float" office:value="2125000" calcext:value-type="float">
            <text:p>2,125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5" calcext:value-type="float">
            <text:p>5</text:p>
          </table:table-cell>
          <table:table-cell table:style-name="ce15"/>
          <table:table-cell table:style-name="ce15" office:value-type="string" calcext:value-type="string">
            <text:p>Grants</text:p>
          </table:table-cell>
          <table:table-cell table:style-name="ce17" table:formula="of:=SUM([.E25])" office:value-type="float" office:value="37600000" calcext:value-type="float">
            <text:p>37,600,000 </text:p>
          </table:table-cell>
          <table:table-cell table:style-name="ce20" table:formula="of:=SUM([.F25])" office:value-type="float" office:value="37600000" calcext:value-type="float">
            <text:p>37,60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ign grants</text:p>
          </table:table-cell>
          <table:table-cell office:value-type="float" office:value="37600000" calcext:value-type="float">
            <text:p>37,600,000 </text:p>
          </table:table-cell>
          <table:table-cell table:style-name="ce21" office:value-type="float" office:value="37600000" calcext:value-type="float">
            <text:p>37,60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6" calcext:value-type="float">
            <text:p>6</text:p>
          </table:table-cell>
          <table:table-cell table:style-name="ce15"/>
          <table:table-cell table:style-name="ce15" office:value-type="string" calcext:value-type="string">
            <text:p>Sales of capital assets</text:p>
          </table:table-cell>
          <table:table-cell table:style-name="ce17" table:formula="of:=SUM([.E27:.E28])" office:value-type="float" office:value="160000" calcext:value-type="float">
            <text:p>160,000 </text:p>
          </table:table-cell>
          <table:table-cell table:style-name="ce20" table:formula="of:=SUM([.F27:.F28])" office:value-type="float" office:value="200000" calcext:value-type="float">
            <text:p>20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of equipment and tools</text:p>
          </table:table-cell>
          <table:table-cell office:value-type="float" office:value="80000" calcext:value-type="float">
            <text:p>80,000 </text:p>
          </table:table-cell>
          <table:table-cell table:style-name="ce21" office:value-type="float" office:value="120000" calcext:value-type="float">
            <text:p>12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ctions</text:p>
          </table:table-cell>
          <table:table-cell office:value-type="float" office:value="80000" calcext:value-type="float">
            <text:p>80,000 </text:p>
          </table:table-cell>
          <table:table-cell table:style-name="ce21" office:value-type="float" office:value="80000" calcext:value-type="float">
            <text:p>8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7" calcext:value-type="float">
            <text:p>7</text:p>
          </table:table-cell>
          <table:table-cell table:style-name="ce15"/>
          <table:table-cell table:style-name="ce15" office:value-type="string" calcext:value-type="string">
            <text:p>Fines, penalties and miscellaneous income</text:p>
          </table:table-cell>
          <table:table-cell table:style-name="ce17" table:formula="of:=SUM([.E30:.E31])" office:value-type="float" office:value="3900000" calcext:value-type="float">
            <text:p>3,900,000 </text:p>
          </table:table-cell>
          <table:table-cell table:style-name="ce20" table:formula="of:=SUM([.F30:.F31])" office:value-type="float" office:value="3800000" calcext:value-type="float">
            <text:p>3,80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 and penalties</text:p>
          </table:table-cell>
          <table:table-cell office:value-type="float" office:value="2530000" calcext:value-type="float">
            <text:p>2,530,000 </text:p>
          </table:table-cell>
          <table:table-cell table:style-name="ce21" office:value-type="float" office:value="2460000" calcext:value-type="float">
            <text:p>2,46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 income</text:p>
          </table:table-cell>
          <table:table-cell office:value-type="float" office:value="1370000" calcext:value-type="float">
            <text:p>1,370,000 </text:p>
          </table:table-cell>
          <table:table-cell table:style-name="ce21" office:value-type="float" office:value="1340000" calcext:value-type="float">
            <text:p>1,34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"/>
          <table:table-cell table:style-name="ce6"/>
          <table:table-cell table:style-name="ce6" office:value-type="string" calcext:value-type="string">
            <text:p>Total revenue</text:p>
          </table:table-cell>
          <table:table-cell table:style-name="ce19" table:formula="of:=[.E8]+[.E12]+[.E17]+[.E20]+[.E24]+[.E26]+[.E29]" office:value-type="float" office:value="630000000" calcext:value-type="float">
            <text:p>630,000,000 </text:p>
          </table:table-cell>
          <table:table-cell table:style-name="ce22" table:formula="of:=[.F8]+[.F12]+[.F17]+[.F20]+[.F24]+[.F26]+[.F29]" office:value-type="float" office:value="615000000" calcext:value-type="float">
            <text:p>615,000,000 </text:p>
          </table:table-cell>
          <table:table-cell table:style-name="ce15"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urrent Expenditur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ce18"/>
        <table:table-column table:style-name="co1" table:number-columns-repeated="1019" table:default-cell-style-name="Default"/>
        <table:table-row table:style-name="ro1">
          <table:table-cell/>
          <table:table-cell table:style-name="ce23"/>
          <table:table-cell table:style-name="ce4" office:value-type="string" calcext:value-type="string">
            <text:p>Table 3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3"/>
          <table:table-cell table:style-name="ce4" office:value-type="string" calcext:value-type="string">
            <text:p>State Budget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3"/>
          <table:table-cell table:style-name="ce4" office:value-type="string" calcext:value-type="string">
            <text:p>Recurrent Expenditure by Sector and Ministr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3"/>
          <table:table-cell table:style-name="ce4" office:value-type="string" calcext:value-type="string">
            <text:p>for Financial Years 1997 &amp; 1998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3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3"/>
          <table:table-cell/>
          <table:table-cell table:style-name="Default"/>
          <table:table-cell table:style-name="Default" office:value-type="string" calcext:value-type="string">
            <text:p>BD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Ministry 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1998" calcext:value-type="float">
            <text:p>1998</text:p>
          </table:table-cell>
          <table:table-cell table:style-name="ce11"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5"/>
          <table:table-cell table:style-name="ce27" office:value-type="string" calcext:value-type="string">
            <text:p>Public Administration Sector</text:p>
          </table:table-cell>
          <table:table-cell table:style-name="ce17" table:formula="of:=SUM([.D9:.D17])" office:value-type="float" office:value="212920000" calcext:value-type="float">
            <text:p>212,920,000 </text:p>
          </table:table-cell>
          <table:table-cell table:style-name="ce20" table:formula="of:=SUM([.E9:.E17])" office:value-type="float" office:value="210135000" calcext:value-type="float">
            <text:p>210,135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6" office:value-type="float" office:value="11" calcext:value-type="float">
            <text:p>11</text:p>
          </table:table-cell>
          <table:table-cell table:style-name="ce28" office:value-type="string" calcext:value-type="string">
            <text:p>Prime Minister's Court</text:p>
          </table:table-cell>
          <table:table-cell table:formula="of:=SUMIF(['General Expenditure'.$B$1:.$B$1048576];[.$B9];['General Expenditure'.D$1:.D$1048576])" office:value-type="float" office:value="535000" calcext:value-type="float">
            <text:p>535,000 </text:p>
          </table:table-cell>
          <table:table-cell table:style-name="ce21" table:formula="of:=SUMIF(['General Expenditure'.$B$1:.$B$1048576];[.$B9];['General Expenditure'.E$1:.E$1048576])" office:value-type="float" office:value="530000" calcext:value-type="float">
            <text:p>53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12" calcext:value-type="float">
            <text:p>12</text:p>
          </table:table-cell>
          <table:table-cell table:style-name="ce28" office:value-type="string" calcext:value-type="string">
            <text:p>Ministry of Defence</text:p>
          </table:table-cell>
          <table:table-cell table:formula="of:=SUMIF(['General Expenditure'.$B$1:.$B$1048576];[.$B10];['General Expenditure'.D$1:.D$1048576])" office:value-type="float" office:value="104500000" calcext:value-type="float">
            <text:p>104,500,000 </text:p>
          </table:table-cell>
          <table:table-cell table:style-name="ce21" table:formula="of:=SUMIF(['General Expenditure'.$B$1:.$B$1048576];[.$B10];['General Expenditure'.E$1:.E$1048576])" office:value-type="float" office:value="103500000" calcext:value-type="float">
            <text:p>103,50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13" calcext:value-type="float">
            <text:p>13</text:p>
          </table:table-cell>
          <table:table-cell table:style-name="ce28" office:value-type="string" calcext:value-type="string">
            <text:p>Ministry of Interior</text:p>
          </table:table-cell>
          <table:table-cell table:formula="of:=SUMIF(['General Expenditure'.$B$1:.$B$1048576];[.$B11];['General Expenditure'.D$1:.D$1048576])" office:value-type="float" office:value="87500000" calcext:value-type="float">
            <text:p>87,500,000 </text:p>
          </table:table-cell>
          <table:table-cell table:style-name="ce21" table:formula="of:=SUMIF(['General Expenditure'.$B$1:.$B$1048576];[.$B11];['General Expenditure'.E$1:.E$1048576])" office:value-type="float" office:value="86000000" calcext:value-type="float">
            <text:p>86,00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table:formula="of:=SUMIF(['General Expenditure'.$B$1:.$B$1048576];[.$B12];['General Expenditure'.D$1:.D$1048576])" office:value-type="float" office:value="759000" calcext:value-type="float">
            <text:p>759,000 </text:p>
          </table:table-cell>
          <table:table-cell table:style-name="ce21" table:formula="of:=SUMIF(['General Expenditure'.$B$1:.$B$1048576];[.$B12];['General Expenditure'.E$1:.E$1048576])" office:value-type="float" office:value="747000" calcext:value-type="float">
            <text:p>747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72" calcext:value-type="float">
            <text:p>72</text:p>
          </table:table-cell>
          <table:table-cell table:style-name="ce28" office:value-type="string" calcext:value-type="string">
            <text:p>Civil Service Bureau</text:p>
          </table:table-cell>
          <table:table-cell table:formula="of:=SUMIF(['General Expenditure'.$B$1:.$B$1048576];[.$B13];['General Expenditure'.D$1:.D$1048576])" office:value-type="float" office:value="2328000" calcext:value-type="float">
            <text:p>2,328,000 </text:p>
          </table:table-cell>
          <table:table-cell table:style-name="ce21" table:formula="of:=SUMIF(['General Expenditure'.$B$1:.$B$1048576];[.$B13];['General Expenditure'.E$1:.E$1048576])" office:value-type="float" office:value="2250000" calcext:value-type="float">
            <text:p>2,25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table:formula="of:=SUMIF(['General Expenditure'.$B$1:.$B$1048576];[.$B14];['General Expenditure'.D$1:.D$1048576])" office:value-type="float" office:value="2598000" calcext:value-type="float">
            <text:p>2,598,000 </text:p>
          </table:table-cell>
          <table:table-cell table:style-name="ce21" table:formula="of:=SUMIF(['General Expenditure'.$B$1:.$B$1048576];[.$B14];['General Expenditure'.E$1:.E$1048576])" office:value-type="float" office:value="2578000" calcext:value-type="float">
            <text:p>2,578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table:formula="of:=SUMIF(['General Expenditure'.$B$1:.$B$1048576];[.$B15];['General Expenditure'.D$1:.D$1048576])" office:value-type="float" office:value="340000" calcext:value-type="float">
            <text:p>340,000 </text:p>
          </table:table-cell>
          <table:table-cell table:style-name="ce21" table:formula="of:=SUMIF(['General Expenditure'.$B$1:.$B$1048576];[.$B15];['General Expenditure'.E$1:.E$1048576])" office:value-type="float" office:value="335000" calcext:value-type="float">
            <text:p>335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16" calcext:value-type="float">
            <text:p>16</text:p>
          </table:table-cell>
          <table:table-cell table:style-name="ce28" office:value-type="string" calcext:value-type="string">
            <text:p>Ministry of Foreign Affairs</text:p>
          </table:table-cell>
          <table:table-cell table:formula="of:=SUMIF(['General Expenditure'.$B$1:.$B$1048576];[.$B16];['General Expenditure'.D$1:.D$1048576])" office:value-type="float" office:value="10050000" calcext:value-type="float">
            <text:p>10,050,000 </text:p>
          </table:table-cell>
          <table:table-cell table:style-name="ce21" table:formula="of:=SUMIF(['General Expenditure'.$B$1:.$B$1048576];[.$B16];['General Expenditure'.E$1:.E$1048576])" office:value-type="float" office:value="9945000" calcext:value-type="float">
            <text:p>9,945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table:formula="of:=SUMIF(['General Expenditure'.$B$1:.$B$1048576];[.$B17];['General Expenditure'.D$1:.D$1048576])" office:value-type="float" office:value="4310000" calcext:value-type="float">
            <text:p>4,310,000 </text:p>
          </table:table-cell>
          <table:table-cell table:style-name="ce21" table:formula="of:=SUMIF(['General Expenditure'.$B$1:.$B$1048576];[.$B17];['General Expenditure'.E$1:.E$1048576])" office:value-type="float" office:value="4250000" calcext:value-type="float">
            <text:p>4,250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5"/>
          <table:table-cell table:style-name="ce27" office:value-type="string" calcext:value-type="string">
            <text:p>Social Services Sector</text:p>
          </table:table-cell>
          <table:table-cell table:style-name="ce17" table:formula="of:=SUM([.D19:.D23])" office:value-type="float" office:value="153714000" calcext:value-type="float">
            <text:p>153,714,000 </text:p>
          </table:table-cell>
          <table:table-cell table:style-name="ce20" table:formula="of:=SUM([.E19:.E23])" office:value-type="float" office:value="150161000" calcext:value-type="float">
            <text:p>150,161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table:formula="of:=SUMIF(['General Expenditure'.$B$1:.$B$1048576];[.$B19];['General Expenditure'.D$1:.D$1048576])" office:value-type="float" office:value="7099000" calcext:value-type="float">
            <text:p>7,099,000 </text:p>
          </table:table-cell>
          <table:table-cell table:style-name="ce21" table:formula="of:=SUMIF(['General Expenditure'.$B$1:.$B$1048576];[.$B19];['General Expenditure'.E$1:.E$1048576])" office:value-type="float" office:value="7066000" calcext:value-type="float">
            <text:p>7,066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21" calcext:value-type="float">
            <text:p>21</text:p>
          </table:table-cell>
          <table:table-cell table:style-name="ce28" office:value-type="string" calcext:value-type="string">
            <text:p>Ministry of Education</text:p>
          </table:table-cell>
          <table:table-cell table:formula="of:=SUMIF(['General Expenditure'.$B$1:.$B$1048576];[.$B20];['General Expenditure'.D$1:.D$1048576])" office:value-type="float" office:value="77500000" calcext:value-type="float">
            <text:p>77,500,000 </text:p>
          </table:table-cell>
          <table:table-cell table:style-name="ce21" table:formula="of:=SUMIF(['General Expenditure'.$B$1:.$B$1048576];[.$B20];['General Expenditure'.E$1:.E$1048576])" office:value-type="float" office:value="76000000" calcext:value-type="float">
            <text:p>76,00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table:formula="of:=SUMIF(['General Expenditure'.$B$1:.$B$1048576];[.$B21];['General Expenditure'.D$1:.D$1048576])" office:value-type="float" office:value="56000000" calcext:value-type="float">
            <text:p>56,000,000 </text:p>
          </table:table-cell>
          <table:table-cell table:style-name="ce21" table:formula="of:=SUMIF(['General Expenditure'.$B$1:.$B$1048576];[.$B21];['General Expenditure'.E$1:.E$1048576])" office:value-type="float" office:value="54000000" calcext:value-type="float">
            <text:p>54,00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table:formula="of:=SUMIF(['General Expenditure'.$B$1:.$B$1048576];[.$B22];['General Expenditure'.D$1:.D$1048576])" office:value-type="float" office:value="8650000" calcext:value-type="float">
            <text:p>8,650,000 </text:p>
          </table:table-cell>
          <table:table-cell table:style-name="ce21" table:formula="of:=SUMIF(['General Expenditure'.$B$1:.$B$1048576];[.$B22];['General Expenditure'.E$1:.E$1048576])" office:value-type="float" office:value="8650000" calcext:value-type="float">
            <text:p>8,65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26</text:p>
          </table:table-cell>
          <table:table-cell table:style-name="ce28" office:value-type="string" calcext:value-type="string">
            <text:p>General Organization for Youth &amp; Sports</text:p>
          </table:table-cell>
          <table:table-cell table:formula="of:=SUMIF(['General Expenditure'.$B$1:.$B$1048576];[.$B23];['General Expenditure'.D$1:.D$1048576])" office:value-type="float" office:value="4465000" calcext:value-type="float">
            <text:p>4,465,000 </text:p>
          </table:table-cell>
          <table:table-cell table:style-name="ce21" table:formula="of:=SUMIF(['General Expenditure'.$B$1:.$B$1048576];[.$B23];['General Expenditure'.E$1:.E$1048576])" office:value-type="float" office:value="4445000" calcext:value-type="float">
            <text:p>4,445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5"/>
          <table:table-cell table:style-name="ce27" office:value-type="string" calcext:value-type="string">
            <text:p>Economic Services Sector</text:p>
          </table:table-cell>
          <table:table-cell table:style-name="ce17" table:formula="of:=SUM([.D25:.D28])" office:value-type="float" office:value="10455000" calcext:value-type="float">
            <text:p>10,455,000 </text:p>
          </table:table-cell>
          <table:table-cell table:style-name="ce20" table:formula="of:=SUM([.E25:.E28])" office:value-type="float" office:value="10295000" calcext:value-type="float">
            <text:p>10,295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6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table:formula="of:=SUMIF(['General Expenditure'.$B$1:.$B$1048576];[.$B25];['General Expenditure'.D$1:.D$1048576])" office:value-type="float" office:value="2320000" calcext:value-type="float">
            <text:p>2,320,000 </text:p>
          </table:table-cell>
          <table:table-cell table:style-name="ce21" table:formula="of:=SUMIF(['General Expenditure'.$B$1:.$B$1048576];[.$B25];['General Expenditure'.E$1:.E$1048576])" office:value-type="float" office:value="2300000" calcext:value-type="float">
            <text:p>2,30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table:formula="of:=SUMIF(['General Expenditure'.$B$1:.$B$1048576];[.$B26];['General Expenditure'.D$1:.D$1048576])" office:value-type="float" office:value="2300000" calcext:value-type="float">
            <text:p>2,300,000 </text:p>
          </table:table-cell>
          <table:table-cell table:style-name="ce21" table:formula="of:=SUMIF(['General Expenditure'.$B$1:.$B$1048576];[.$B26];['General Expenditure'.E$1:.E$1048576])" office:value-type="float" office:value="2280000" calcext:value-type="float">
            <text:p>2,28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table:formula="of:=SUMIF(['General Expenditure'.$B$1:.$B$1048576];[.$B27];['General Expenditure'.D$1:.D$1048576])" office:value-type="float" office:value="4350000" calcext:value-type="float">
            <text:p>4,350,000 </text:p>
          </table:table-cell>
          <table:table-cell table:style-name="ce21" table:formula="of:=SUMIF(['General Expenditure'.$B$1:.$B$1048576];[.$B27];['General Expenditure'.E$1:.E$1048576])" office:value-type="float" office:value="4250000" calcext:value-type="float">
            <text:p>4,25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82" calcext:value-type="float">
            <text:p>82</text:p>
          </table:table-cell>
          <table:table-cell table:style-name="ce28" office:value-type="string" calcext:value-type="string">
            <text:p>Central Stores Directorate</text:p>
          </table:table-cell>
          <table:table-cell table:formula="of:=SUMIF(['General Expenditure'.$B$1:.$B$1048576];[.$B28];['General Expenditure'.D$1:.D$1048576])" office:value-type="float" office:value="1485000" calcext:value-type="float">
            <text:p>1,485,000 </text:p>
          </table:table-cell>
          <table:table-cell table:style-name="ce21" table:formula="of:=SUMIF(['General Expenditure'.$B$1:.$B$1048576];[.$B28];['General Expenditure'.E$1:.E$1048576])" office:value-type="float" office:value="1465000" calcext:value-type="float">
            <text:p>1,465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5"/>
          <table:table-cell table:style-name="ce27" office:value-type="string" calcext:value-type="string">
            <text:p>Infrastructure Sector</text:p>
          </table:table-cell>
          <table:table-cell table:style-name="ce17" table:formula="of:=SUM([.D30:.D35])" office:value-type="float" office:value="86205000" calcext:value-type="float">
            <text:p>86,205,000 </text:p>
          </table:table-cell>
          <table:table-cell table:style-name="ce20" table:formula="of:=SUM([.E30:.E35])" office:value-type="float" office:value="85225000" calcext:value-type="float">
            <text:p>85,225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6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table:formula="of:=SUMIF(['General Expenditure'.$B$1:.$B$1048576];[.$B30];['General Expenditure'.D$1:.D$1048576])" office:value-type="float" office:value="4975000" calcext:value-type="float">
            <text:p>4,975,000 </text:p>
          </table:table-cell>
          <table:table-cell table:style-name="ce21" table:formula="of:=SUMIF(['General Expenditure'.$B$1:.$B$1048576];[.$B30];['General Expenditure'.E$1:.E$1048576])" office:value-type="float" office:value="4915000" calcext:value-type="float">
            <text:p>4,915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table:formula="of:=SUMIF(['General Expenditure'.$B$1:.$B$1048576];[.$B31];['General Expenditure'.D$1:.D$1048576])" office:value-type="float" office:value="15080000" calcext:value-type="float">
            <text:p>15,080,000 </text:p>
          </table:table-cell>
          <table:table-cell table:style-name="ce21" table:formula="of:=SUMIF(['General Expenditure'.$B$1:.$B$1048576];[.$B31];['General Expenditure'.E$1:.E$1048576])" office:value-type="float" office:value="14895000" calcext:value-type="float">
            <text:p>14,895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table:formula="of:=SUMIF(['General Expenditure'.$B$1:.$B$1048576];[.$B32];['General Expenditure'.D$1:.D$1048576])" office:value-type="float" office:value="35350000" calcext:value-type="float">
            <text:p>35,350,000 </text:p>
          </table:table-cell>
          <table:table-cell table:style-name="ce21" table:formula="of:=SUMIF(['General Expenditure'.$B$1:.$B$1048576];[.$B32];['General Expenditure'.E$1:.E$1048576])" office:value-type="float" office:value="35000000" calcext:value-type="float">
            <text:p>35,00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48" calcext:value-type="float">
            <text:p>48</text:p>
          </table:table-cell>
          <table:table-cell table:style-name="ce28" office:value-type="string" calcext:value-type="string">
            <text:p>Ministry of Transportation</text:p>
          </table:table-cell>
          <table:table-cell table:formula="of:=SUMIF(['General Expenditure'.$B$1:.$B$1048576];[.$B33];['General Expenditure'.D$1:.D$1048576])" office:value-type="float" office:value="7800000" calcext:value-type="float">
            <text:p>7,800,000 </text:p>
          </table:table-cell>
          <table:table-cell table:style-name="ce21" table:formula="of:=SUMIF(['General Expenditure'.$B$1:.$B$1048576];[.$B33];['General Expenditure'.E$1:.E$1048576])" office:value-type="float" office:value="7720000" calcext:value-type="float">
            <text:p>7,72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52" calcext:value-type="float">
            <text:p>52</text:p>
          </table:table-cell>
          <table:table-cell table:style-name="ce28" office:value-type="string" calcext:value-type="string">
            <text:p>Civil Aviation Affairs</text:p>
          </table:table-cell>
          <table:table-cell table:formula="of:=SUMIF(['General Expenditure'.$B$1:.$B$1048576];[.$B34];['General Expenditure'.D$1:.D$1048576])" office:value-type="float" office:value="9785000" calcext:value-type="float">
            <text:p>9,785,000 </text:p>
          </table:table-cell>
          <table:table-cell table:style-name="ce21" table:formula="of:=SUMIF(['General Expenditure'.$B$1:.$B$1048576];[.$B34];['General Expenditure'.E$1:.E$1048576])" office:value-type="float" office:value="9630000" calcext:value-type="float">
            <text:p>9,63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table:formula="of:=SUMIF(['General Expenditure'.$B$1:.$B$1048576];[.$B35];['General Expenditure'.D$1:.D$1048576])" office:value-type="float" office:value="13215000" calcext:value-type="float">
            <text:p>13,215,000 </text:p>
          </table:table-cell>
          <table:table-cell table:style-name="ce21" table:formula="of:=SUMIF(['General Expenditure'.$B$1:.$B$1048576];[.$B35];['General Expenditure'.E$1:.E$1048576])" office:value-type="float" office:value="13065000" calcext:value-type="float">
            <text:p>13,065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5"/>
          <table:table-cell table:style-name="ce27" office:value-type="string" calcext:value-type="string">
            <text:p>Miscellaneous Budget</text:p>
          </table:table-cell>
          <table:table-cell table:style-name="ce17" table:formula="of:=SUM([.D37:.D43])" office:value-type="float" office:value="6235000" calcext:value-type="float">
            <text:p>6,235,000 </text:p>
          </table:table-cell>
          <table:table-cell table:style-name="ce20" table:formula="of:=SUM([.E37:.E43])" office:value-type="float" office:value="6165000" calcext:value-type="float">
            <text:p>6,165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6" office:value-type="float" office:value="19" calcext:value-type="float">
            <text:p>19</text:p>
          </table:table-cell>
          <table:table-cell table:style-name="ce28" office:value-type="string" calcext:value-type="string">
            <text:p>Supreme Council for Oil</text:p>
          </table:table-cell>
          <table:table-cell table:formula="of:=SUMIF(['General Expenditure'.$B$1:.$B$1048576];[.$B37];['General Expenditure'.D$1:.D$1048576])" office:value-type="float" office:value="85000" calcext:value-type="float">
            <text:p>85,000 </text:p>
          </table:table-cell>
          <table:table-cell table:style-name="ce21" table:formula="of:=SUMIF(['General Expenditure'.$B$1:.$B$1048576];[.$B37];['General Expenditure'.E$1:.E$1048576])" office:value-type="float" office:value="80000" calcext:value-type="float">
            <text:p>8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table:formula="of:=SUMIF(['General Expenditure'.$B$1:.$B$1048576];[.$B38];['General Expenditure'.D$1:.D$1048576])" office:value-type="float" office:value="265000" calcext:value-type="float">
            <text:p>265,000 </text:p>
          </table:table-cell>
          <table:table-cell table:style-name="ce21" table:formula="of:=SUMIF(['General Expenditure'.$B$1:.$B$1048576];[.$B38];['General Expenditure'.E$1:.E$1048576])" office:value-type="float" office:value="260000" calcext:value-type="float">
            <text:p>26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28" calcext:value-type="float">
            <text:p>28</text:p>
          </table:table-cell>
          <table:table-cell table:style-name="ce28" office:value-type="string" calcext:value-type="string">
            <text:p>Equestrian &amp; Horse Racing Club</text:p>
          </table:table-cell>
          <table:table-cell table:formula="of:=SUMIF(['General Expenditure'.$B$1:.$B$1048576];[.$B39];['General Expenditure'.D$1:.D$1048576])" office:value-type="float" office:value="715000" calcext:value-type="float">
            <text:p>715,000 </text:p>
          </table:table-cell>
          <table:table-cell table:style-name="ce21" table:formula="of:=SUMIF(['General Expenditure'.$B$1:.$B$1048576];[.$B39];['General Expenditure'.E$1:.E$1048576])" office:value-type="float" office:value="710000" calcext:value-type="float">
            <text:p>71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41" calcext:value-type="float">
            <text:p>41</text:p>
          </table:table-cell>
          <table:table-cell office:value-type="string" calcext:value-type="string">
            <text:p>Al Areen Reserve</text:p>
          </table:table-cell>
          <table:table-cell table:formula="of:=SUMIF(['General Expenditure'.$B$1:.$B$1048576];[.$B40];['General Expenditure'.D$1:.D$1048576])" office:value-type="float" office:value="530000" calcext:value-type="float">
            <text:p>530,000 </text:p>
          </table:table-cell>
          <table:table-cell table:style-name="ce21" table:formula="of:=SUMIF(['General Expenditure'.$B$1:.$B$1048576];[.$B40];['General Expenditure'.E$1:.E$1048576])" office:value-type="float" office:value="520000" calcext:value-type="float">
            <text:p>52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table:formula="of:=SUMIF(['General Expenditure'.$B$1:.$B$1048576];[.$B41];['General Expenditure'.D$1:.D$1048576])" office:value-type="float" office:value="2270000" calcext:value-type="float">
            <text:p>2,270,000 </text:p>
          </table:table-cell>
          <table:table-cell table:style-name="ce21" table:formula="of:=SUMIF(['General Expenditure'.$B$1:.$B$1048576];[.$B41];['General Expenditure'.E$1:.E$1048576])" office:value-type="float" office:value="2245000" calcext:value-type="float">
            <text:p>2,245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43" calcext:value-type="float">
            <text:p>43</text:p>
          </table:table-cell>
          <table:table-cell table:style-name="ce28" office:value-type="string" calcext:value-type="string">
            <text:p>Mohd Bin Khalifa Al Khalifa Cardiac Center</text:p>
          </table:table-cell>
          <table:table-cell table:formula="of:=SUMIF(['General Expenditure'.$B$1:.$B$1048576];[.$B42];['General Expenditure'.D$1:.D$1048576])" office:value-type="float" office:value="2220000" calcext:value-type="float">
            <text:p>2,220,000 </text:p>
          </table:table-cell>
          <table:table-cell table:style-name="ce21" table:formula="of:=SUMIF(['General Expenditure'.$B$1:.$B$1048576];[.$B42];['General Expenditure'.E$1:.E$1048576])" office:value-type="float" office:value="2200000" calcext:value-type="float">
            <text:p>2,20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49" calcext:value-type="float">
            <text:p>49</text:p>
          </table:table-cell>
          <table:table-cell office:value-type="string" calcext:value-type="string">
            <text:p>Office of the Minister of State</text:p>
          </table:table-cell>
          <table:table-cell table:formula="of:=SUMIF(['General Expenditure'.$B$1:.$B$1048576];[.$B43];['General Expenditure'.D$1:.D$1048576])" office:value-type="float" office:value="150000" calcext:value-type="float">
            <text:p>150,000 </text:p>
          </table:table-cell>
          <table:table-cell table:style-name="ce21" table:formula="of:=SUMIF(['General Expenditure'.$B$1:.$B$1048576];[.$B43];['General Expenditure'.E$1:.E$1048576])" office:value-type="float" office:value="150000" calcext:value-type="float">
            <text:p>150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5"/>
          <table:table-cell table:style-name="ce27" office:value-type="string" calcext:value-type="string">
            <text:p>Transfer Budget</text:p>
          </table:table-cell>
          <table:table-cell table:style-name="ce17" table:formula="of:=SUM([.D45:.D56];[.D62:.D64];[.D57])" office:value-type="float" office:value="77971000" calcext:value-type="float">
            <text:p>77,971,000 </text:p>
          </table:table-cell>
          <table:table-cell table:style-name="ce20" table:formula="of:=SUM([.E45:.E56];[.E62:.E64];[.E57])" office:value-type="float" office:value="75519000" calcext:value-type="float">
            <text:p>75,519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6" office:value-type="string" calcext:value-type="string">
            <text:p>60 11</text:p>
          </table:table-cell>
          <table:table-cell office:value-type="string" calcext:value-type="string">
            <text:p>Amiri Court</text:p>
          </table:table-cell>
          <table:table-cell table:formula="of:=SUMIF(['General Expenditure'.$B$1:.$B$1048576];[.$B45];['General Expenditure'.D$1:.D$1048576])" office:value-type="float" office:value="6000000" calcext:value-type="float">
            <text:p>6,000,000 </text:p>
          </table:table-cell>
          <table:table-cell table:style-name="ce21" table:formula="of:=SUMIF(['General Expenditure'.$B$1:.$B$1048576];[.$B45];['General Expenditure'.E$1:.E$1048576])" office:value-type="float" office:value="6000000" calcext:value-type="float">
            <text:p>6,00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60 12</text:p>
          </table:table-cell>
          <table:table-cell office:value-type="string" calcext:value-type="string">
            <text:p>Crown Prince's Court</text:p>
          </table:table-cell>
          <table:table-cell table:formula="of:=SUMIF(['General Expenditure'.$B$1:.$B$1048576];[.$B46];['General Expenditure'.D$1:.D$1048576])" office:value-type="float" office:value="1800000" calcext:value-type="float">
            <text:p>1,800,000 </text:p>
          </table:table-cell>
          <table:table-cell table:style-name="ce21" table:formula="of:=SUMIF(['General Expenditure'.$B$1:.$B$1048576];[.$B46];['General Expenditure'.E$1:.E$1048576])" office:value-type="float" office:value="1800000" calcext:value-type="float">
            <text:p>1,80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60 13</text:p>
          </table:table-cell>
          <table:table-cell office:value-type="string" calcext:value-type="string">
            <text:p>Ruling Family Council</text:p>
          </table:table-cell>
          <table:table-cell table:formula="of:=SUMIF(['General Expenditure'.$B$1:.$B$1048576];[.$B47];['General Expenditure'.D$1:.D$1048576])" office:value-type="float" office:value="1710000" calcext:value-type="float">
            <text:p>1,710,000 </text:p>
          </table:table-cell>
          <table:table-cell table:style-name="ce21" table:formula="of:=SUMIF(['General Expenditure'.$B$1:.$B$1048576];[.$B47];['General Expenditure'.E$1:.E$1048576])" office:value-type="float" office:value="1710000" calcext:value-type="float">
            <text:p>1,71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60 20</text:p>
          </table:table-cell>
          <table:table-cell table:style-name="ce28" office:value-type="string" calcext:value-type="string">
            <text:p>Radio &amp; TV Corporation</text:p>
          </table:table-cell>
          <table:table-cell table:formula="of:=SUMIF(['General Expenditure'.$B$1:.$B$1048576];[.$B48];['General Expenditure'.D$1:.D$1048576])" office:value-type="float" office:value="7900000" calcext:value-type="float">
            <text:p>7,900,000 </text:p>
          </table:table-cell>
          <table:table-cell table:style-name="ce21" table:formula="of:=SUMIF(['General Expenditure'.$B$1:.$B$1048576];[.$B48];['General Expenditure'.E$1:.E$1048576])" office:value-type="float" office:value="7900000" calcext:value-type="float">
            <text:p>7,90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60 23</text:p>
          </table:table-cell>
          <table:table-cell office:value-type="string" calcext:value-type="string">
            <text:p>Ministry of Housing, Municipalities &amp; Environment (Municipal Affairs)</text:p>
          </table:table-cell>
          <table:table-cell table:formula="of:=SUMIF(['General Expenditure'.$B$1:.$B$1048576];[.$B49];['General Expenditure'.D$1:.D$1048576])" office:value-type="float" office:value="0" calcext:value-type="float">
            <text:p>0 </text:p>
          </table:table-cell>
          <table:table-cell table:style-name="ce21" table:formula="of:=SUMIF(['General Expenditure'.$B$1:.$B$1048576];[.$B49];['General Expenditure'.E$1:.E$1048576])" office:value-type="float" office:value="1100000" calcext:value-type="float">
            <text:p>1,10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60 24</text:p>
          </table:table-cell>
          <table:table-cell table:style-name="ce28" office:value-type="string" calcext:value-type="string">
            <text:p>Bahrain Center for Research &amp; Study</text:p>
          </table:table-cell>
          <table:table-cell table:formula="of:=SUMIF(['General Expenditure'.$B$1:.$B$1048576];[.$B50];['General Expenditure'.D$1:.D$1048576])" office:value-type="float" office:value="540000" calcext:value-type="float">
            <text:p>540,000 </text:p>
          </table:table-cell>
          <table:table-cell table:style-name="ce21" table:formula="of:=SUMIF(['General Expenditure'.$B$1:.$B$1048576];[.$B50];['General Expenditure'.E$1:.E$1048576])" office:value-type="float" office:value="540000" calcext:value-type="float">
            <text:p>54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60 27</text:p>
          </table:table-cell>
          <table:table-cell table:style-name="ce28" office:value-type="string" calcext:value-type="string">
            <text:p>Sunni Awqaf</text:p>
          </table:table-cell>
          <table:table-cell table:formula="of:=SUMIF(['General Expenditure'.$B$1:.$B$1048576];[.$B51];['General Expenditure'.D$1:.D$1048576])" office:value-type="float" office:value="420000" calcext:value-type="float">
            <text:p>420,000 </text:p>
          </table:table-cell>
          <table:table-cell table:style-name="ce21" table:formula="of:=SUMIF(['General Expenditure'.$B$1:.$B$1048576];[.$B51];['General Expenditure'.E$1:.E$1048576])" office:value-type="float" office:value="420000" calcext:value-type="float">
            <text:p>42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60 28</text:p>
          </table:table-cell>
          <table:table-cell table:style-name="ce28" office:value-type="string" calcext:value-type="string">
            <text:p>Ja'afari Awqaf</text:p>
          </table:table-cell>
          <table:table-cell table:formula="of:=SUMIF(['General Expenditure'.$B$1:.$B$1048576];[.$B52];['General Expenditure'.D$1:.D$1048576])" office:value-type="float" office:value="420000" calcext:value-type="float">
            <text:p>420,000 </text:p>
          </table:table-cell>
          <table:table-cell table:style-name="ce21" table:formula="of:=SUMIF(['General Expenditure'.$B$1:.$B$1048576];[.$B52];['General Expenditure'.E$1:.E$1048576])" office:value-type="float" office:value="420000" calcext:value-type="float">
            <text:p>42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60 30</text:p>
          </table:table-cell>
          <table:table-cell table:style-name="ce28" office:value-type="string" calcext:value-type="string">
            <text:p>Bahrain University</text:p>
          </table:table-cell>
          <table:table-cell table:formula="of:=SUMIF(['General Expenditure'.$B$1:.$B$1048576];[.$B53];['General Expenditure'.D$1:.D$1048576])" office:value-type="float" office:value="9960000" calcext:value-type="float">
            <text:p>9,960,000 </text:p>
          </table:table-cell>
          <table:table-cell table:style-name="ce21" table:formula="of:=SUMIF(['General Expenditure'.$B$1:.$B$1048576];[.$B53];['General Expenditure'.E$1:.E$1048576])" office:value-type="float" office:value="9960000" calcext:value-type="float">
            <text:p>9,96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60 34</text:p>
          </table:table-cell>
          <table:table-cell table:style-name="ce28" office:value-type="string" calcext:value-type="string">
            <text:p>Subsidies</text:p>
          </table:table-cell>
          <table:table-cell table:formula="of:=SUMIF(['General Expenditure'.$B$1:.$B$1048576];[.$B54];['General Expenditure'.D$1:.D$1048576])" office:value-type="float" office:value="3500000" calcext:value-type="float">
            <text:p>3,500,000 </text:p>
          </table:table-cell>
          <table:table-cell table:style-name="ce21" table:formula="of:=SUMIF(['General Expenditure'.$B$1:.$B$1048576];[.$B54];['General Expenditure'.E$1:.E$1048576])" office:value-type="float" office:value="3500000" calcext:value-type="float">
            <text:p>3,50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60 35</text:p>
          </table:table-cell>
          <table:table-cell table:style-name="ce28" office:value-type="string" calcext:value-type="string">
            <text:p>Bait al-Qura'an</text:p>
          </table:table-cell>
          <table:table-cell table:formula="of:=SUMIF(['General Expenditure'.$B$1:.$B$1048576];[.$B55];['General Expenditure'.D$1:.D$1048576])" office:value-type="float" office:value="80000" calcext:value-type="float">
            <text:p>80,000 </text:p>
          </table:table-cell>
          <table:table-cell table:style-name="ce21" table:formula="of:=SUMIF(['General Expenditure'.$B$1:.$B$1048576];[.$B55];['General Expenditure'.E$1:.E$1048576])" office:value-type="float" office:value="80000" calcext:value-type="float">
            <text:p>80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60 37</text:p>
          </table:table-cell>
          <table:table-cell table:style-name="ce28" office:value-type="string" calcext:value-type="string">
            <text:p>Shura Council</text:p>
          </table:table-cell>
          <table:table-cell table:formula="of:=SUMIF(['General Expenditure'.$B$1:.$B$1048576];[.$B56];['General Expenditure'.D$1:.D$1048576])" office:value-type="float" office:value="1510000" calcext:value-type="float">
            <text:p>1,510,000 </text:p>
          </table:table-cell>
          <table:table-cell table:style-name="ce21" table:formula="of:=SUMIF(['General Expenditure'.$B$1:.$B$1048576];[.$B56];['General Expenditure'.E$1:.E$1048576])" office:value-type="float" office:value="1510000" calcext:value-type="float">
            <text:p>1,510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5" office:value-type="string" calcext:value-type="string">
            <text:p>60 38</text:p>
          </table:table-cell>
          <table:table-cell table:style-name="ce27" office:value-type="string" calcext:value-type="string">
            <text:p>Accounts Under Ministry of Finance Control:</text:p>
          </table:table-cell>
          <table:table-cell table:style-name="ce17" table:formula="of:=SUM([.D58:.D61])" office:value-type="float" office:value="41217000" calcext:value-type="float">
            <text:p>41,217,000 </text:p>
          </table:table-cell>
          <table:table-cell table:style-name="ce20" table:formula="of:=SUM([.E58:.E61])" office:value-type="float" office:value="38264000" calcext:value-type="float">
            <text:p>38,264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6"/>
          <table:table-cell office:value-type="string" calcext:value-type="string">
            <text:p>Emergency Expenses</text:p>
          </table:table-cell>
          <table:table-cell table:formula="of:=SUMIF(['General Expenditure'.$C$1:.$C$1048576];[.$C58];['General Expenditure'.D$1:.D$1048576])" office:value-type="float" office:value="6000000" calcext:value-type="float">
            <text:p>6,000,000 </text:p>
          </table:table-cell>
          <table:table-cell table:style-name="ce21" table:formula="of:=SUMIF(['General Expenditure'.$C$1:.$C$1048576];[.$C58];['General Expenditure'.E$1:.E$1048576])" office:value-type="float" office:value="6000000" calcext:value-type="float">
            <text:p>6,000,000 </text:p>
          </table:table-cell>
          <table:table-cell table:number-columns-repeated="1019"/>
        </table:table-row>
        <table:table-row table:style-name="ro1">
          <table:table-cell/>
          <table:table-cell table:style-name="ce26"/>
          <table:table-cell office:value-type="string" calcext:value-type="string">
            <text:p>Payment of Interest on Loans</text:p>
          </table:table-cell>
          <table:table-cell table:formula="of:=SUMIF(['General Expenditure'.$C$1:.$C$1048576];[.$C59];['General Expenditure'.D$1:.D$1048576])" office:value-type="float" office:value="22200000" calcext:value-type="float">
            <text:p>22,200,000 </text:p>
          </table:table-cell>
          <table:table-cell table:style-name="ce21" table:formula="of:=SUMIF(['General Expenditure'.$C$1:.$C$1048576];[.$C59];['General Expenditure'.E$1:.E$1048576])" office:value-type="float" office:value="22200000" calcext:value-type="float">
            <text:p>22,200,000 </text:p>
          </table:table-cell>
          <table:table-cell table:number-columns-repeated="1019"/>
        </table:table-row>
        <table:table-row table:style-name="ro1">
          <table:table-cell/>
          <table:table-cell table:style-name="ce26"/>
          <table:table-cell table:style-name="ce28" office:value-type="string" calcext:value-type="string">
            <text:p>Contribution to GCC</text:p>
          </table:table-cell>
          <table:table-cell table:formula="of:=SUMIF(['General Expenditure'.$C$1:.$C$1048576];[.$C60];['General Expenditure'.D$1:.D$1048576])" office:value-type="float" office:value="1520000" calcext:value-type="float">
            <text:p>1,520,000 </text:p>
          </table:table-cell>
          <table:table-cell table:style-name="ce21" table:formula="of:=SUMIF(['General Expenditure'.$C$1:.$C$1048576];[.$C60];['General Expenditure'.E$1:.E$1048576])" office:value-type="float" office:value="1520000" calcext:value-type="float">
            <text:p>1,520,000 </text:p>
          </table:table-cell>
          <table:table-cell table:number-columns-repeated="1019"/>
        </table:table-row>
        <table:table-row table:style-name="ro1">
          <table:table-cell/>
          <table:table-cell table:style-name="ce26"/>
          <table:table-cell office:value-type="string" calcext:value-type="string">
            <text:p>Local Transfers</text:p>
          </table:table-cell>
          <table:table-cell table:formula="of:=SUMIF(['General Expenditure'.$C$1:.$C$1048576];[.$C61];['General Expenditure'.D$1:.D$1048576])" office:value-type="float" office:value="11497000" calcext:value-type="float">
            <text:p>11,497,000 </text:p>
          </table:table-cell>
          <table:table-cell table:style-name="ce21" table:formula="of:=SUMIF(['General Expenditure'.$C$1:.$C$1048576];[.$C61];['General Expenditure'.E$1:.E$1048576])" office:value-type="float" office:value="8544000" calcext:value-type="float">
            <text:p>8,544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60 39</text:p>
          </table:table-cell>
          <table:table-cell office:value-type="string" calcext:value-type="string">
            <text:p>Districts</text:p>
          </table:table-cell>
          <table:table-cell table:formula="of:=SUMIF(['General Expenditure'.$C$1:.$C$1048576];[.$C62];['General Expenditure'.D$1:.D$1048576])" office:value-type="float" office:value="1356000" calcext:value-type="float">
            <text:p>1,356,000 </text:p>
          </table:table-cell>
          <table:table-cell table:style-name="ce21" table:formula="of:=SUMIF(['General Expenditure'.$C$1:.$C$1048576];[.$C62];['General Expenditure'.E$1:.E$1048576])" office:value-type="float" office:value="678000" calcext:value-type="float">
            <text:p>678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60 40</text:p>
          </table:table-cell>
          <table:table-cell table:style-name="ce28" office:value-type="string" calcext:value-type="string">
            <text:p>UNIDO</text:p>
          </table:table-cell>
          <table:table-cell table:formula="of:=SUMIF(['General Expenditure'.$C$1:.$C$1048576];[.$C63];['General Expenditure'.D$1:.D$1048576])" office:value-type="float" office:value="58000" calcext:value-type="float">
            <text:p>58,000 </text:p>
          </table:table-cell>
          <table:table-cell table:style-name="ce21" table:formula="of:=SUMIF(['General Expenditure'.$C$1:.$C$1048576];[.$C63];['General Expenditure'.E$1:.E$1048576])" office:value-type="float" office:value="137000" calcext:value-type="float">
            <text:p>137,000 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60 44</text:p>
          </table:table-cell>
          <table:table-cell office:value-type="string" calcext:value-type="string">
            <text:p>Bahrain Promotions and Marketing Board</text:p>
          </table:table-cell>
          <table:table-cell table:formula="of:=SUMIF(['General Expenditure'.$C$1:.$C$1048576];[.$C64];['General Expenditure'.D$1:.D$1048576])" office:value-type="float" office:value="1500000" calcext:value-type="float">
            <text:p>1,500,000 </text:p>
          </table:table-cell>
          <table:table-cell table:style-name="ce21" table:formula="of:=SUMIF(['General Expenditure'.$C$1:.$C$1048576];[.$C64];['General Expenditure'.E$1:.E$1048576])" office:value-type="float" office:value="1500000" calcext:value-type="float">
            <text:p>1,500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4"/>
          <table:table-cell table:style-name="ce6" office:value-type="string" calcext:value-type="string">
            <text:p>Total recurrent expenditure</text:p>
          </table:table-cell>
          <table:table-cell table:style-name="ce19" table:formula="of:=SUM([.D8];[.D18];[.D24];[.D29];[.D36];[.D44])" office:value-type="float" office:value="547500000" calcext:value-type="float">
            <text:p>547,500,000 </text:p>
          </table:table-cell>
          <table:table-cell table:style-name="ce22" table:formula="of:=SUM([.E8];[.E18];[.E24];[.E29];[.E36];[.E44])" office:value-type="float" office:value="537500000" calcext:value-type="float">
            <text:p>537,500,000 </text:p>
          </table:table-cell>
          <table:table-cell table:style-name="ce15"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l Expenditure" table:style-name="ta1">
        <table:table-column table:style-name="co6" table:default-cell-style-name="Default"/>
        <table:table-column table:style-name="co6" table:default-cell-style-name="ce26"/>
        <table:table-column table:style-name="co5" table:default-cell-style-name="Default"/>
        <table:table-column table:style-name="co7" table:default-cell-style-name="ce18"/>
        <table:table-column table:style-name="co7" table:default-cell-style-name="ce21"/>
        <table:table-column table:style-name="co1" table:number-columns-repeated="1019" table:default-cell-style-name="Default"/>
        <table:table-row table:style-name="ro1">
          <table:table-cell/>
          <table:table-cell table:style-name="ce23"/>
          <table:table-cell table:style-name="ce4" office:value-type="string" calcext:value-type="string">
            <text:p>Table 4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3"/>
          <table:table-cell table:style-name="ce4" office:value-type="string" calcext:value-type="string">
            <text:p>State Budget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3"/>
          <table:table-cell table:style-name="ce4" office:value-type="string" calcext:value-type="string">
            <text:p>Expenditure by Chapter, Sector and Ministr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3"/>
          <table:table-cell table:style-name="ce4" office:value-type="string" calcext:value-type="string">
            <text:p>for Financial Years 1997 &amp; 1998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3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3"/>
          <table:table-cell/>
          <table:table-cell table:style-name="Default"/>
          <table:table-cell table:style-name="Default" office:value-type="string" calcext:value-type="string">
            <text:p>BD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Ministry 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1998" calcext:value-type="float">
            <text:p>1998</text:p>
          </table:table-cell>
          <table:table-cell table:style-name="ce11"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15" office:value-type="string" calcext:value-type="string">
            <text:p>Chapter 1: Manpower Expenses</text:p>
          </table:table-cell>
          <table:table-cell table:style-name="ce17" table:formula="of:=SUM([.D9];[.D19];[.D25];[.D30];[.D37])" office:value-type="float" office:value="350496464" calcext:value-type="float">
            <text:p>350,496,464 </text:p>
          </table:table-cell>
          <table:table-cell table:style-name="ce20" table:formula="of:=SUM([.E9];[.E19];[.E25];[.E30];[.E37])" office:value-type="float" office:value="343259467" calcext:value-type="float">
            <text:p>343,259,467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Public Administration Sector</text:p>
          </table:table-cell>
          <table:table-cell table:style-name="ce17" table:formula="of:=SUM([.D10:.D18])" office:value-type="float" office:value="166266599" calcext:value-type="float">
            <text:p>166,266,599 </text:p>
          </table:table-cell>
          <table:table-cell table:style-name="ce20" table:formula="of:=SUM([.E10:.E18])" office:value-type="float" office:value="163597850" calcext:value-type="float">
            <text:p>163,597,85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Prime Minister's Court</text:p>
          </table:table-cell>
          <table:table-cell office:value-type="float" office:value="458000" calcext:value-type="float">
            <text:p>458,000 </text:p>
          </table:table-cell>
          <table:table-cell office:value-type="float" office:value="451000" calcext:value-type="float">
            <text:p>451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Ministry of Defence</text:p>
          </table:table-cell>
          <table:table-cell office:value-type="float" office:value="77161000" calcext:value-type="float">
            <text:p>77,161,000 </text:p>
          </table:table-cell>
          <table:table-cell office:value-type="float" office:value="76292000" calcext:value-type="float">
            <text:p>76,292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Ministry of Interior</text:p>
          </table:table-cell>
          <table:table-cell office:value-type="float" office:value="74718000" calcext:value-type="float">
            <text:p>74,718,000 </text:p>
          </table:table-cell>
          <table:table-cell office:value-type="float" office:value="73218000" calcext:value-type="float">
            <text:p>73,218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559200" calcext:value-type="float">
            <text:p>559,200 </text:p>
          </table:table-cell>
          <table:table-cell office:value-type="float" office:value="550270" calcext:value-type="float">
            <text:p>550,27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Civil Service Bureau</text:p>
          </table:table-cell>
          <table:table-cell office:value-type="float" office:value="1840800" calcext:value-type="float">
            <text:p>1,840,800 </text:p>
          </table:table-cell>
          <table:table-cell office:value-type="float" office:value="1748000" calcext:value-type="float">
            <text:p>1,748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office:value-type="float" office:value="1560000" calcext:value-type="float">
            <text:p>1,560,000 </text:p>
          </table:table-cell>
          <table:table-cell office:value-type="float" office:value="1540000" calcext:value-type="float">
            <text:p>1,540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275500" calcext:value-type="float">
            <text:p>275,500 </text:p>
          </table:table-cell>
          <table:table-cell office:value-type="float" office:value="269000" calcext:value-type="float">
            <text:p>269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Ministry of Foreign Affairs</text:p>
          </table:table-cell>
          <table:table-cell office:value-type="float" office:value="6236000" calcext:value-type="float">
            <text:p>6,236,000 </text:p>
          </table:table-cell>
          <table:table-cell office:value-type="float" office:value="6144000" calcext:value-type="float">
            <text:p>6,144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3458099" calcext:value-type="float">
            <text:p>3,458,099 </text:p>
          </table:table-cell>
          <table:table-cell office:value-type="float" office:value="3385580" calcext:value-type="float">
            <text:p>3,385,58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Social Services Sector</text:p>
          </table:table-cell>
          <table:table-cell table:style-name="ce17" table:formula="of:=SUM([.D20:.D24])" office:value-type="float" office:value="113278016" calcext:value-type="float">
            <text:p>113,278,016 </text:p>
          </table:table-cell>
          <table:table-cell table:style-name="ce20" table:formula="of:=SUM([.E20:.E24])" office:value-type="float" office:value="109875281" calcext:value-type="float">
            <text:p>109,875,281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2963300" calcext:value-type="float">
            <text:p>2,963,300 </text:p>
          </table:table-cell>
          <table:table-cell office:value-type="float" office:value="2920700" calcext:value-type="float">
            <text:p>2,920,7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Ministry of Education</text:p>
          </table:table-cell>
          <table:table-cell office:value-type="float" office:value="65726000" calcext:value-type="float">
            <text:p>65,726,000 </text:p>
          </table:table-cell>
          <table:table-cell office:value-type="float" office:value="64264000" calcext:value-type="float">
            <text:p>64,264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39648716" calcext:value-type="float">
            <text:p>39,648,716 </text:p>
          </table:table-cell>
          <table:table-cell office:value-type="float" office:value="37899581" calcext:value-type="float">
            <text:p>37,899,581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3301000" calcext:value-type="float">
            <text:p>3,301,000 </text:p>
          </table:table-cell>
          <table:table-cell office:value-type="float" office:value="3172000" calcext:value-type="float">
            <text:p>3,172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6</text:p>
          </table:table-cell>
          <table:table-cell table:style-name="ce28" office:value-type="string" calcext:value-type="string">
            <text:p>General Organization for Youth &amp; Sports</text:p>
          </table:table-cell>
          <table:table-cell office:value-type="float" office:value="1639000" calcext:value-type="float">
            <text:p>1,639,000 </text:p>
          </table:table-cell>
          <table:table-cell office:value-type="float" office:value="1619000" calcext:value-type="float">
            <text:p>1,619,0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Economic Services Sector</text:p>
          </table:table-cell>
          <table:table-cell table:style-name="ce17" table:formula="of:=SUM([.D26:.D29])" office:value-type="float" office:value="7571516" calcext:value-type="float">
            <text:p>7,571,516 </text:p>
          </table:table-cell>
          <table:table-cell table:style-name="ce20" table:formula="of:=SUM([.E26:.E29])" office:value-type="float" office:value="7386339" calcext:value-type="float">
            <text:p>7,386,339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1686000" calcext:value-type="float">
            <text:p>1,686,000 </text:p>
          </table:table-cell>
          <table:table-cell office:value-type="float" office:value="1666000" calcext:value-type="float">
            <text:p>1,666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1369359" calcext:value-type="float">
            <text:p>1,369,359 </text:p>
          </table:table-cell>
          <table:table-cell office:value-type="float" office:value="1345171" calcext:value-type="float">
            <text:p>1,345,171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3226157" calcext:value-type="float">
            <text:p>3,226,157 </text:p>
          </table:table-cell>
          <table:table-cell office:value-type="float" office:value="3104168" calcext:value-type="float">
            <text:p>3,104,168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Central Stores Directorate</text:p>
          </table:table-cell>
          <table:table-cell office:value-type="float" office:value="1290000" calcext:value-type="float">
            <text:p>1,290,000 </text:p>
          </table:table-cell>
          <table:table-cell office:value-type="float" office:value="1271000" calcext:value-type="float">
            <text:p>1,271,0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Infrastructure Sector</text:p>
          </table:table-cell>
          <table:table-cell table:style-name="ce17" table:formula="of:=SUM([.D31:.D36])" office:value-type="float" office:value="59414500" calcext:value-type="float">
            <text:p>59,414,500 </text:p>
          </table:table-cell>
          <table:table-cell table:style-name="ce20" table:formula="of:=SUM([.E31:.E36])" office:value-type="float" office:value="58496400" calcext:value-type="float">
            <text:p>58,496,4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4246000" calcext:value-type="float">
            <text:p>4,246,000 </text:p>
          </table:table-cell>
          <table:table-cell office:value-type="float" office:value="4183000" calcext:value-type="float">
            <text:p>4,183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12480000" calcext:value-type="float">
            <text:p>12,480,000 </text:p>
          </table:table-cell>
          <table:table-cell office:value-type="float" office:value="12294000" calcext:value-type="float">
            <text:p>12,294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21737000" calcext:value-type="float">
            <text:p>21,737,000 </text:p>
          </table:table-cell>
          <table:table-cell office:value-type="float" office:value="21372000" calcext:value-type="float">
            <text:p>21,372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Ministry of Transportation</text:p>
          </table:table-cell>
          <table:table-cell office:value-type="float" office:value="5598000" calcext:value-type="float">
            <text:p>5,598,000 </text:p>
          </table:table-cell>
          <table:table-cell office:value-type="float" office:value="5515000" calcext:value-type="float">
            <text:p>5,515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28" office:value-type="string" calcext:value-type="string">
            <text:p>Civil Aviation Affairs</text:p>
          </table:table-cell>
          <table:table-cell office:value-type="float" office:value="5264000" calcext:value-type="float">
            <text:p>5,264,000 </text:p>
          </table:table-cell>
          <table:table-cell office:value-type="float" office:value="5189600" calcext:value-type="float">
            <text:p>5,189,6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10089500" calcext:value-type="float">
            <text:p>10,089,500 </text:p>
          </table:table-cell>
          <table:table-cell office:value-type="float" office:value="9942800" calcext:value-type="float">
            <text:p>9,942,8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Miscellaneous Budget</text:p>
          </table:table-cell>
          <table:table-cell table:style-name="ce17" table:formula="of:=SUM([.D38:.D44])" office:value-type="float" office:value="3965833" calcext:value-type="float">
            <text:p>3,965,833 </text:p>
          </table:table-cell>
          <table:table-cell table:style-name="ce20" table:formula="of:=SUM([.E38:.E44])" office:value-type="float" office:value="3903597" calcext:value-type="float">
            <text:p>3,903,597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Supreme Council for Oil</text:p>
          </table:table-cell>
          <table:table-cell office:value-type="float" office:value="64000" calcext:value-type="float">
            <text:p>64,000 </text:p>
          </table:table-cell>
          <table:table-cell office:value-type="float" office:value="63000" calcext:value-type="float">
            <text:p>63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143000" calcext:value-type="float">
            <text:p>143,000 </text:p>
          </table:table-cell>
          <table:table-cell office:value-type="float" office:value="140000" calcext:value-type="float">
            <text:p>140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Equestrian &amp; Horse Racing Club</text:p>
          </table:table-cell>
          <table:table-cell office:value-type="float" office:value="322000" calcext:value-type="float">
            <text:p>322,000 </text:p>
          </table:table-cell>
          <table:table-cell office:value-type="float" office:value="317000" calcext:value-type="float">
            <text:p>317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 Areen Reserve</text:p>
          </table:table-cell>
          <table:table-cell office:value-type="float" office:value="423000" calcext:value-type="float">
            <text:p>423,000 </text:p>
          </table:table-cell>
          <table:table-cell office:value-type="float" office:value="413000" calcext:value-type="float">
            <text:p>413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1483000" calcext:value-type="float">
            <text:p>1,483,000 </text:p>
          </table:table-cell>
          <table:table-cell office:value-type="float" office:value="1461000" calcext:value-type="float">
            <text:p>1,461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Mohd Bin Khalifa Al Khalifa Cardiac Center</text:p>
          </table:table-cell>
          <table:table-cell office:value-type="float" office:value="1413000" calcext:value-type="float">
            <text:p>1,413,000 </text:p>
          </table:table-cell>
          <table:table-cell office:value-type="float" office:value="1393000" calcext:value-type="float">
            <text:p>1,393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Office of the Minister of State</text:p>
          </table:table-cell>
          <table:table-cell office:value-type="float" office:value="117833" calcext:value-type="float">
            <text:p>117,833 </text:p>
          </table:table-cell>
          <table:table-cell office:value-type="float" office:value="116597" calcext:value-type="float">
            <text:p>116,597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/>
          <table:table-cell table:style-name="ce15" office:value-type="string" calcext:value-type="string">
            <text:p>Chapter 2: Service Expenses</text:p>
          </table:table-cell>
          <table:table-cell table:style-name="ce17" table:formula="of:=SUM([.D47];[.D57];[.D63];[.D68];[.D75])" office:value-type="float" office:value="49158120" calcext:value-type="float">
            <text:p>49,158,120 </text:p>
          </table:table-cell>
          <table:table-cell table:style-name="ce20" table:formula="of:=SUM([.E47];[.E57];[.E63];[.E68];[.E75])" office:value-type="float" office:value="48778508" calcext:value-type="float">
            <text:p>48,778,508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Public Administration Sector</text:p>
          </table:table-cell>
          <table:table-cell table:style-name="ce17" table:formula="of:=SUM([.D48:.D56])" office:value-type="float" office:value="16132291" calcext:value-type="float">
            <text:p>16,132,291 </text:p>
          </table:table-cell>
          <table:table-cell table:style-name="ce20" table:formula="of:=SUM([.E48:.E56])" office:value-type="float" office:value="16106590" calcext:value-type="float">
            <text:p>16,106,59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Prime Minister's Court</text:p>
          </table:table-cell>
          <table:table-cell table:number-columns-repeated="2" office:value-type="float" office:value="45100" calcext:value-type="float">
            <text:p>45,1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Ministry of Defence</text:p>
          </table:table-cell>
          <table:table-cell office:value-type="float" office:value="8034100" calcext:value-type="float">
            <text:p>8,034,100 </text:p>
          </table:table-cell>
          <table:table-cell office:value-type="float" office:value="8016000" calcext:value-type="float">
            <text:p>8,016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Ministry of Interior</text:p>
          </table:table-cell>
          <table:table-cell table:number-columns-repeated="2" office:value-type="float" office:value="3482000" calcext:value-type="float">
            <text:p>3,482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160700" calcext:value-type="float">
            <text:p>160,700 </text:p>
          </table:table-cell>
          <table:table-cell office:value-type="float" office:value="155830" calcext:value-type="float">
            <text:p>155,83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Civil Service Bureau</text:p>
          </table:table-cell>
          <table:table-cell office:value-type="float" office:value="364990" calcext:value-type="float">
            <text:p>364,990 </text:p>
          </table:table-cell>
          <table:table-cell office:value-type="float" office:value="364210" calcext:value-type="float">
            <text:p>364,21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table:number-columns-repeated="2" office:value-type="float" office:value="498180" calcext:value-type="float">
            <text:p>498,18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table:number-columns-repeated="2" office:value-type="float" office:value="50000" calcext:value-type="float">
            <text:p>50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Ministry of Foreign Affairs</text:p>
          </table:table-cell>
          <table:table-cell office:value-type="float" office:value="2817000" calcext:value-type="float">
            <text:p>2,817,000 </text:p>
          </table:table-cell>
          <table:table-cell office:value-type="float" office:value="2804000" calcext:value-type="float">
            <text:p>2,804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680221" calcext:value-type="float">
            <text:p>680,221 </text:p>
          </table:table-cell>
          <table:table-cell office:value-type="float" office:value="691270" calcext:value-type="float">
            <text:p>691,27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Social Services Sector</text:p>
          </table:table-cell>
          <table:table-cell table:style-name="ce17" table:formula="of:=SUM([.D58:.D62])" office:value-type="float" office:value="17646375" calcext:value-type="float">
            <text:p>17,646,375 </text:p>
          </table:table-cell>
          <table:table-cell table:style-name="ce20" table:formula="of:=SUM([.E58:.E62])" office:value-type="float" office:value="17383940" calcext:value-type="float">
            <text:p>17,383,94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2801300" calcext:value-type="float">
            <text:p>2,801,300 </text:p>
          </table:table-cell>
          <table:table-cell office:value-type="float" office:value="2802300" calcext:value-type="float">
            <text:p>2,802,3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Ministry of Education</text:p>
          </table:table-cell>
          <table:table-cell office:value-type="float" office:value="8826000" calcext:value-type="float">
            <text:p>8,826,000 </text:p>
          </table:table-cell>
          <table:table-cell office:value-type="float" office:value="8663000" calcext:value-type="float">
            <text:p>8,663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4312075" calcext:value-type="float">
            <text:p>4,312,075 </text:p>
          </table:table-cell>
          <table:table-cell office:value-type="float" office:value="4204640" calcext:value-type="float">
            <text:p>4,204,64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1133000" calcext:value-type="float">
            <text:p>1,133,000 </text:p>
          </table:table-cell>
          <table:table-cell office:value-type="float" office:value="1140000" calcext:value-type="float">
            <text:p>1,140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6</text:p>
          </table:table-cell>
          <table:table-cell table:style-name="ce28" office:value-type="string" calcext:value-type="string">
            <text:p>General Organization for Youth &amp; Sports</text:p>
          </table:table-cell>
          <table:table-cell table:number-columns-repeated="2" office:value-type="float" office:value="574000" calcext:value-type="float">
            <text:p>574,0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Economic Services Sector</text:p>
          </table:table-cell>
          <table:table-cell table:style-name="ce17" table:formula="of:=SUM([.D64:.D67])" office:value-type="float" office:value="2139680" calcext:value-type="float">
            <text:p>2,139,680 </text:p>
          </table:table-cell>
          <table:table-cell table:style-name="ce20" table:formula="of:=SUM([.E64:.E67])" office:value-type="float" office:value="2151818" calcext:value-type="float">
            <text:p>2,151,818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table:number-columns-repeated="2" office:value-type="float" office:value="443000" calcext:value-type="float">
            <text:p>443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854741" calcext:value-type="float">
            <text:p>854,741 </text:p>
          </table:table-cell>
          <table:table-cell office:value-type="float" office:value="858579" calcext:value-type="float">
            <text:p>858,579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723250" calcext:value-type="float">
            <text:p>723,250 </text:p>
          </table:table-cell>
          <table:table-cell office:value-type="float" office:value="732550" calcext:value-type="float">
            <text:p>732,55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Central Stores Directorate</text:p>
          </table:table-cell>
          <table:table-cell office:value-type="float" office:value="118689" calcext:value-type="float">
            <text:p>118,689 </text:p>
          </table:table-cell>
          <table:table-cell office:value-type="float" office:value="117689" calcext:value-type="float">
            <text:p>117,689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Infrastructure Sector</text:p>
          </table:table-cell>
          <table:table-cell table:style-name="ce17" table:formula="of:=SUM([.D69:.D74])" office:value-type="float" office:value="12606460" calcext:value-type="float">
            <text:p>12,606,460 </text:p>
          </table:table-cell>
          <table:table-cell table:style-name="ce20" table:formula="of:=SUM([.E69:.E74])" office:value-type="float" office:value="12506960" calcext:value-type="float">
            <text:p>12,506,96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213000" calcext:value-type="float">
            <text:p>213,000 </text:p>
          </table:table-cell>
          <table:table-cell office:value-type="float" office:value="195000" calcext:value-type="float">
            <text:p>195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1322000" calcext:value-type="float">
            <text:p>1,322,000 </text:p>
          </table:table-cell>
          <table:table-cell office:value-type="float" office:value="1315400" calcext:value-type="float">
            <text:p>1,315,4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4515000" calcext:value-type="float">
            <text:p>4,515,000 </text:p>
          </table:table-cell>
          <table:table-cell office:value-type="float" office:value="4513000" calcext:value-type="float">
            <text:p>4,513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Ministry of Transportation</text:p>
          </table:table-cell>
          <table:table-cell office:value-type="float" office:value="1611860" calcext:value-type="float">
            <text:p>1,611,860 </text:p>
          </table:table-cell>
          <table:table-cell office:value-type="float" office:value="1609560" calcext:value-type="float">
            <text:p>1,609,56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28" office:value-type="string" calcext:value-type="string">
            <text:p>Civil Aviation Affairs</text:p>
          </table:table-cell>
          <table:table-cell office:value-type="float" office:value="3479700" calcext:value-type="float">
            <text:p>3,479,700 </text:p>
          </table:table-cell>
          <table:table-cell office:value-type="float" office:value="3412800" calcext:value-type="float">
            <text:p>3,412,8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1464900" calcext:value-type="float">
            <text:p>1,464,900 </text:p>
          </table:table-cell>
          <table:table-cell office:value-type="float" office:value="1461200" calcext:value-type="float">
            <text:p>1,461,2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Miscellaneous Budget</text:p>
          </table:table-cell>
          <table:table-cell table:style-name="ce17" table:formula="of:=SUM([.D76:.D82])" office:value-type="float" office:value="633314" calcext:value-type="float">
            <text:p>633,314 </text:p>
          </table:table-cell>
          <table:table-cell table:style-name="ce20" table:formula="of:=SUM([.E76:.E82])" office:value-type="float" office:value="629200" calcext:value-type="float">
            <text:p>629,2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Supreme Council for Oil</text:p>
          </table:table-cell>
          <table:table-cell office:value-type="float" office:value="15800" calcext:value-type="float">
            <text:p>15,800 </text:p>
          </table:table-cell>
          <table:table-cell office:value-type="float" office:value="14900" calcext:value-type="float">
            <text:p>14,9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97000" calcext:value-type="float">
            <text:p>97,000 </text:p>
          </table:table-cell>
          <table:table-cell office:value-type="float" office:value="96000" calcext:value-type="float">
            <text:p>96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Equestrian &amp; Horse Racing Club</text:p>
          </table:table-cell>
          <table:table-cell table:number-columns-repeated="2" office:value-type="float" office:value="134000" calcext:value-type="float">
            <text:p>134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 Areen Reserve</text:p>
          </table:table-cell>
          <table:table-cell table:number-columns-repeated="2" office:value-type="float" office:value="26200" calcext:value-type="float">
            <text:p>26,2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284000" calcext:value-type="float">
            <text:p>284,000 </text:p>
          </table:table-cell>
          <table:table-cell office:value-type="float" office:value="281000" calcext:value-type="float">
            <text:p>281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Mohd Bin Khalifa Al Khalifa Cardiac Center</text:p>
          </table:table-cell>
          <table:table-cell table:number-columns-repeated="2" office:value-type="float" office:value="63300" calcext:value-type="float">
            <text:p>63,3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Office of the Minister of State</text:p>
          </table:table-cell>
          <table:table-cell office:value-type="float" office:value="13014" calcext:value-type="float">
            <text:p>13,014 </text:p>
          </table:table-cell>
          <table:table-cell office:value-type="float" office:value="13800" calcext:value-type="float">
            <text:p>13,800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/>
          <table:table-cell table:style-name="ce15" office:value-type="string" calcext:value-type="string">
            <text:p>Chapter 3: Expenditure on Consumer Goods</text:p>
          </table:table-cell>
          <table:table-cell table:style-name="ce17" table:formula="of:=SUM([.D85];[.D95];[.D101];[.D106];[.D113])" office:value-type="float" office:value="28905252" calcext:value-type="float">
            <text:p>28,905,252 </text:p>
          </table:table-cell>
          <table:table-cell table:style-name="ce20" table:formula="of:=SUM([.E85];[.E95];[.E101];[.E106];[.E113])" office:value-type="float" office:value="28662344" calcext:value-type="float">
            <text:p>28,662,344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Public Administration Sector</text:p>
          </table:table-cell>
          <table:table-cell table:style-name="ce17" table:formula="of:=SUM([.D86:.D94])" office:value-type="float" office:value="7782040" calcext:value-type="float">
            <text:p>7,782,040 </text:p>
          </table:table-cell>
          <table:table-cell table:style-name="ce20" table:formula="of:=SUM([.E86:.E94])" office:value-type="float" office:value="7781500" calcext:value-type="float">
            <text:p>7,781,5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Prime Minister's Court</text:p>
          </table:table-cell>
          <table:table-cell table:number-columns-repeated="2" office:value-type="float" office:value="23800" calcext:value-type="float">
            <text:p>23,8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Ministry of Defence</text:p>
          </table:table-cell>
          <table:table-cell office:value-type="float" office:value="4702000" calcext:value-type="float">
            <text:p>4,702,000 </text:p>
          </table:table-cell>
          <table:table-cell office:value-type="float" office:value="4701000" calcext:value-type="float">
            <text:p>4,701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Ministry of Interior</text:p>
          </table:table-cell>
          <table:table-cell table:number-columns-repeated="2" office:value-type="float" office:value="2579000" calcext:value-type="float">
            <text:p>2,579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17010" calcext:value-type="float">
            <text:p>17,010 </text:p>
          </table:table-cell>
          <table:table-cell office:value-type="float" office:value="17470" calcext:value-type="float">
            <text:p>17,47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Civil Service Bureau</text:p>
          </table:table-cell>
          <table:table-cell office:value-type="float" office:value="41980" calcext:value-type="float">
            <text:p>41,980 </text:p>
          </table:table-cell>
          <table:table-cell office:value-type="float" office:value="39980" calcext:value-type="float">
            <text:p>39,98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table:number-columns-repeated="2" office:value-type="float" office:value="160000" calcext:value-type="float">
            <text:p>160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table:number-columns-repeated="2" office:value-type="float" office:value="6000" calcext:value-type="float">
            <text:p>6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Ministry of Foreign Affairs</text:p>
          </table:table-cell>
          <table:table-cell table:number-columns-repeated="2" office:value-type="float" office:value="204000" calcext:value-type="float">
            <text:p>204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48250" calcext:value-type="float">
            <text:p>48,250 </text:p>
          </table:table-cell>
          <table:table-cell office:value-type="float" office:value="50250" calcext:value-type="float">
            <text:p>50,25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Social Services Sector</text:p>
          </table:table-cell>
          <table:table-cell table:style-name="ce17" table:formula="of:=SUM([.D96:.D100])" office:value-type="float" office:value="10839289" calcext:value-type="float">
            <text:p>10,839,289 </text:p>
          </table:table-cell>
          <table:table-cell table:style-name="ce20" table:formula="of:=SUM([.E96:.E100])" office:value-type="float" office:value="10603219" calcext:value-type="float">
            <text:p>10,603,219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table:number-columns-repeated="2" office:value-type="float" office:value="791000" calcext:value-type="float">
            <text:p>791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Ministry of Education</text:p>
          </table:table-cell>
          <table:table-cell office:value-type="float" office:value="983000" calcext:value-type="float">
            <text:p>983,000 </text:p>
          </table:table-cell>
          <table:table-cell office:value-type="float" office:value="1005000" calcext:value-type="float">
            <text:p>1,005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8746289" calcext:value-type="float">
            <text:p>8,746,289 </text:p>
          </table:table-cell>
          <table:table-cell office:value-type="float" office:value="8488219" calcext:value-type="float">
            <text:p>8,488,219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table:number-columns-repeated="2" office:value-type="float" office:value="243000" calcext:value-type="float">
            <text:p>243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6</text:p>
          </table:table-cell>
          <table:table-cell table:style-name="ce28" office:value-type="string" calcext:value-type="string">
            <text:p>General Organization for Youth &amp; Sports</text:p>
          </table:table-cell>
          <table:table-cell table:number-columns-repeated="2" office:value-type="float" office:value="76000" calcext:value-type="float">
            <text:p>76,0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Economic Services Sector</text:p>
          </table:table-cell>
          <table:table-cell table:style-name="ce17" table:formula="of:=SUM([.D102:.D105])" office:value-type="float" office:value="178286" calcext:value-type="float">
            <text:p>178,286 </text:p>
          </table:table-cell>
          <table:table-cell table:style-name="ce20" table:formula="of:=SUM([.E102:.E105])" office:value-type="float" office:value="178988" calcext:value-type="float">
            <text:p>178,988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table:number-columns-repeated="2" office:value-type="float" office:value="47000" calcext:value-type="float">
            <text:p>47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25800" calcext:value-type="float">
            <text:p>25,800 </text:p>
          </table:table-cell>
          <table:table-cell office:value-type="float" office:value="25700" calcext:value-type="float">
            <text:p>25,7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69480" calcext:value-type="float">
            <text:p>69,480 </text:p>
          </table:table-cell>
          <table:table-cell office:value-type="float" office:value="70282" calcext:value-type="float">
            <text:p>70,282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Central Stores Directorate</text:p>
          </table:table-cell>
          <table:table-cell table:number-columns-repeated="2" office:value-type="float" office:value="36006" calcext:value-type="float">
            <text:p>36,006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Infrastructure Sector</text:p>
          </table:table-cell>
          <table:table-cell table:style-name="ce17" table:formula="of:=SUM([.D107:.D112])" office:value-type="float" office:value="8911734" calcext:value-type="float">
            <text:p>8,911,734 </text:p>
          </table:table-cell>
          <table:table-cell table:style-name="ce20" table:formula="of:=SUM([.E107:.E112])" office:value-type="float" office:value="8905234" calcext:value-type="float">
            <text:p>8,905,234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table:number-columns-repeated="2" office:value-type="float" office:value="125000" calcext:value-type="float">
            <text:p>125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670000" calcext:value-type="float">
            <text:p>670,000 </text:p>
          </table:table-cell>
          <table:table-cell office:value-type="float" office:value="661000" calcext:value-type="float">
            <text:p>661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table:number-columns-repeated="2" office:value-type="float" office:value="7528000" calcext:value-type="float">
            <text:p>7,528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Ministry of Transportation</text:p>
          </table:table-cell>
          <table:table-cell office:value-type="float" office:value="242134" calcext:value-type="float">
            <text:p>242,134 </text:p>
          </table:table-cell>
          <table:table-cell office:value-type="float" office:value="243634" calcext:value-type="float">
            <text:p>243,634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28" office:value-type="string" calcext:value-type="string">
            <text:p>Civil Aviation Affairs</text:p>
          </table:table-cell>
          <table:table-cell table:number-columns-repeated="2" office:value-type="float" office:value="86000" calcext:value-type="float">
            <text:p>86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260600" calcext:value-type="float">
            <text:p>260,600 </text:p>
          </table:table-cell>
          <table:table-cell office:value-type="float" office:value="261600" calcext:value-type="float">
            <text:p>261,6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Miscellaneous Budget</text:p>
          </table:table-cell>
          <table:table-cell table:style-name="ce17" table:formula="of:=SUM([.D114:.D120])" office:value-type="float" office:value="1193903" calcext:value-type="float">
            <text:p>1,193,903 </text:p>
          </table:table-cell>
          <table:table-cell table:style-name="ce20" table:formula="of:=SUM([.E114:.E120])" office:value-type="float" office:value="1193403" calcext:value-type="float">
            <text:p>1,193,403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Supreme Council for Oil</text:p>
          </table:table-cell>
          <table:table-cell office:value-type="float" office:value="2100" calcext:value-type="float">
            <text:p>2,100 </text:p>
          </table:table-cell>
          <table:table-cell office:value-type="float" office:value="1600" calcext:value-type="float">
            <text:p>1,6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10000" calcext:value-type="float">
            <text:p>10,000 </text:p>
          </table:table-cell>
          <table:table-cell office:value-type="float" office:value="9500" calcext:value-type="float">
            <text:p>9,5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Equestrian &amp; Horse Racing Club</text:p>
          </table:table-cell>
          <table:table-cell table:number-columns-repeated="2" office:value-type="float" office:value="13000" calcext:value-type="float">
            <text:p>13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 Areen Reserve</text:p>
          </table:table-cell>
          <table:table-cell table:number-columns-repeated="2" office:value-type="float" office:value="60600" calcext:value-type="float">
            <text:p>60,6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table:number-columns-repeated="2" office:value-type="float" office:value="468000" calcext:value-type="float">
            <text:p>468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Mohd Bin Khalifa Al Khalifa Cardiac Center</text:p>
          </table:table-cell>
          <table:table-cell table:number-columns-repeated="2" office:value-type="float" office:value="633200" calcext:value-type="float">
            <text:p>633,2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Office of the Minister of State</text:p>
          </table:table-cell>
          <table:table-cell office:value-type="float" office:value="7003" calcext:value-type="float">
            <text:p>7,003 </text:p>
          </table:table-cell>
          <table:table-cell office:value-type="float" office:value="7503" calcext:value-type="float">
            <text:p>7,503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/>
          <table:table-cell table:style-name="ce15" office:value-type="string" calcext:value-type="string">
            <text:p>Chapter 4: Expenditure on Capital Goods</text:p>
          </table:table-cell>
          <table:table-cell table:style-name="ce17" table:formula="of:=SUM([.D123];[.D133];[.D139];[.D144];[.D151])" office:value-type="float" office:value="7803509" calcext:value-type="float">
            <text:p>7,803,509 </text:p>
          </table:table-cell>
          <table:table-cell table:style-name="ce20" table:formula="of:=SUM([.E123];[.E133];[.E139];[.E144];[.E151])" office:value-type="float" office:value="8166816" calcext:value-type="float">
            <text:p>8,166,816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Public Administration Sector</text:p>
          </table:table-cell>
          <table:table-cell table:style-name="ce17" table:formula="of:=SUM([.D124:.D132])" office:value-type="float" office:value="3716940" calcext:value-type="float">
            <text:p>3,716,940 </text:p>
          </table:table-cell>
          <table:table-cell table:style-name="ce20" table:formula="of:=SUM([.E124:.E132])" office:value-type="float" office:value="3737210" calcext:value-type="float">
            <text:p>3,737,21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Prime Minister's Court</text:p>
          </table:table-cell>
          <table:table-cell office:value-type="float" office:value="100" calcext:value-type="float">
            <text:p>100 </text:p>
          </table:table-cell>
          <table:table-cell office:value-type="float" office:value="2100" calcext:value-type="float">
            <text:p>2,1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Ministry of Defence</text:p>
          </table:table-cell>
          <table:table-cell table:number-columns-repeated="2" office:value-type="float" office:value="851000" calcext:value-type="float">
            <text:p>851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Ministry of Interior</text:p>
          </table:table-cell>
          <table:table-cell table:number-columns-repeated="2" office:value-type="float" office:value="2300000" calcext:value-type="float">
            <text:p>2,300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11490" calcext:value-type="float">
            <text:p>11,490 </text:p>
          </table:table-cell>
          <table:table-cell office:value-type="float" office:value="12530" calcext:value-type="float">
            <text:p>12,53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Civil Service Bureau</text:p>
          </table:table-cell>
          <table:table-cell office:value-type="float" office:value="31200" calcext:value-type="float">
            <text:p>31,200 </text:p>
          </table:table-cell>
          <table:table-cell office:value-type="float" office:value="49280" calcext:value-type="float">
            <text:p>49,28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table:number-columns-repeated="2" office:value-type="float" office:value="14000" calcext:value-type="float">
            <text:p>14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2500" calcext:value-type="float">
            <text:p>2,500 </text:p>
          </table:table-cell>
          <table:table-cell office:value-type="float" office:value="4000" calcext:value-type="float">
            <text:p>4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Ministry of Foreign Affairs</text:p>
          </table:table-cell>
          <table:table-cell table:number-columns-repeated="2" office:value-type="float" office:value="465000" calcext:value-type="float">
            <text:p>465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41650" calcext:value-type="float">
            <text:p>41,650 </text:p>
          </table:table-cell>
          <table:table-cell office:value-type="float" office:value="39300" calcext:value-type="float">
            <text:p>39,3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Social Services Sector</text:p>
          </table:table-cell>
          <table:table-cell table:style-name="ce17" table:formula="of:=SUM([.D134:.D138])" office:value-type="float" office:value="3058000" calcext:value-type="float">
            <text:p>3,058,000 </text:p>
          </table:table-cell>
          <table:table-cell table:style-name="ce20" table:formula="of:=SUM([.E134:.E138])" office:value-type="float" office:value="3401600" calcext:value-type="float">
            <text:p>3,401,6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211000" calcext:value-type="float">
            <text:p>211,000 </text:p>
          </table:table-cell>
          <table:table-cell office:value-type="float" office:value="219600" calcext:value-type="float">
            <text:p>219,6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Ministry of Education</text:p>
          </table:table-cell>
          <table:table-cell office:value-type="float" office:value="1376000" calcext:value-type="float">
            <text:p>1,376,000 </text:p>
          </table:table-cell>
          <table:table-cell office:value-type="float" office:value="1482000" calcext:value-type="float">
            <text:p>1,482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1400000" calcext:value-type="float">
            <text:p>1,400,000 </text:p>
          </table:table-cell>
          <table:table-cell office:value-type="float" office:value="1577000" calcext:value-type="float">
            <text:p>1,577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38000" calcext:value-type="float">
            <text:p>38,000 </text:p>
          </table:table-cell>
          <table:table-cell office:value-type="float" office:value="90000" calcext:value-type="float">
            <text:p>90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6</text:p>
          </table:table-cell>
          <table:table-cell table:style-name="ce28" office:value-type="string" calcext:value-type="string">
            <text:p>General Organization for Youth &amp; Sports</text:p>
          </table:table-cell>
          <table:table-cell table:number-columns-repeated="2" office:value-type="float" office:value="33000" calcext:value-type="float">
            <text:p>33,0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Economic Services Sector</text:p>
          </table:table-cell>
          <table:table-cell table:style-name="ce17" table:formula="of:=SUM([.D140:.D143])" office:value-type="float" office:value="185863" calcext:value-type="float">
            <text:p>185,863 </text:p>
          </table:table-cell>
          <table:table-cell table:style-name="ce20" table:formula="of:=SUM([.E140:.E143])" office:value-type="float" office:value="190000" calcext:value-type="float">
            <text:p>190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82000" calcext:value-type="float">
            <text:p>82,000 </text:p>
          </table:table-cell>
          <table:table-cell office:value-type="float" office:value="90000" calcext:value-type="float">
            <text:p>90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20750" calcext:value-type="float">
            <text:p>20,750 </text:p>
          </table:table-cell>
          <table:table-cell office:value-type="float" office:value="21000" calcext:value-type="float">
            <text:p>21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82113" calcext:value-type="float">
            <text:p>82,113 </text:p>
          </table:table-cell>
          <table:table-cell office:value-type="float" office:value="78000" calcext:value-type="float">
            <text:p>78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Central Stores Directorate</text:p>
          </table:table-cell>
          <table:table-cell table:number-columns-repeated="2" office:value-type="float" office:value="1000" calcext:value-type="float">
            <text:p>1,0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Infrastructure Sector</text:p>
          </table:table-cell>
          <table:table-cell table:style-name="ce17" table:formula="of:=SUM([.D145:.D150])" office:value-type="float" office:value="764906" calcext:value-type="float">
            <text:p>764,906 </text:p>
          </table:table-cell>
          <table:table-cell table:style-name="ce20" table:formula="of:=SUM([.E145:.E150])" office:value-type="float" office:value="763206" calcext:value-type="float">
            <text:p>763,206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118000" calcext:value-type="float">
            <text:p>118,000 </text:p>
          </table:table-cell>
          <table:table-cell office:value-type="float" office:value="120000" calcext:value-type="float">
            <text:p>120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148000" calcext:value-type="float">
            <text:p>148,000 </text:p>
          </table:table-cell>
          <table:table-cell office:value-type="float" office:value="158600" calcext:value-type="float">
            <text:p>158,6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table:number-columns-repeated="2" office:value-type="float" office:value="150000" calcext:value-type="float">
            <text:p>150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Ministry of Transportation</text:p>
          </table:table-cell>
          <table:table-cell office:value-type="float" office:value="38006" calcext:value-type="float">
            <text:p>38,006 </text:p>
          </table:table-cell>
          <table:table-cell office:value-type="float" office:value="39806" calcext:value-type="float">
            <text:p>39,806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28" office:value-type="string" calcext:value-type="string">
            <text:p>Civil Aviation Affairs</text:p>
          </table:table-cell>
          <table:table-cell office:value-type="float" office:value="87000" calcext:value-type="float">
            <text:p>87,000 </text:p>
          </table:table-cell>
          <table:table-cell office:value-type="float" office:value="73300" calcext:value-type="float">
            <text:p>73,3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223900" calcext:value-type="float">
            <text:p>223,900 </text:p>
          </table:table-cell>
          <table:table-cell office:value-type="float" office:value="221500" calcext:value-type="float">
            <text:p>221,5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Miscellaneous Budget</text:p>
          </table:table-cell>
          <table:table-cell table:style-name="ce17" table:formula="of:=SUM([.D152:.D158])" office:value-type="float" office:value="77800" calcext:value-type="float">
            <text:p>77,800 </text:p>
          </table:table-cell>
          <table:table-cell table:style-name="ce20" table:formula="of:=SUM([.E152:.E158])" office:value-type="float" office:value="74800" calcext:value-type="float">
            <text:p>74,8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Supreme Council for Oil</text:p>
          </table:table-cell>
          <table:table-cell office:value-type="float" office:value="2500" calcext:value-type="float">
            <text:p>2,500 </text:p>
          </table:table-cell>
          <table:table-cell office:value-type="float" office:value="0" calcext:value-type="float">
            <text:p>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10000" calcext:value-type="float">
            <text:p>10,000 </text:p>
          </table:table-cell>
          <table:table-cell office:value-type="float" office:value="9500" calcext:value-type="float">
            <text:p>9,5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Equestrian &amp; Horse Racing Club</text:p>
          </table:table-cell>
          <table:table-cell table:number-columns-repeated="2" office:value-type="float" office:value="2000" calcext:value-type="float">
            <text:p>2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 Areen Reserve</text:p>
          </table:table-cell>
          <table:table-cell table:number-columns-repeated="2" office:value-type="float" office:value="5200" calcext:value-type="float">
            <text:p>5,2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table:number-columns-repeated="2" office:value-type="float" office:value="10000" calcext:value-type="float">
            <text:p>10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Mohd Bin Khalifa Al Khalifa Cardiac Center</text:p>
          </table:table-cell>
          <table:table-cell table:number-columns-repeated="2" office:value-type="float" office:value="43500" calcext:value-type="float">
            <text:p>43,5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Office of the Minister of State</text:p>
          </table:table-cell>
          <table:table-cell table:number-columns-repeated="2" office:value-type="float" office:value="4600" calcext:value-type="float">
            <text:p>4,600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/>
          <table:table-cell table:style-name="ce15" office:value-type="string" calcext:value-type="string">
            <text:p>Chapter 5: Maintenance Expenses</text:p>
          </table:table-cell>
          <table:table-cell table:style-name="ce17" table:formula="of:=SUM([.D161];[.D171];[.D177];[.D182];[.D189])" office:value-type="float" office:value="26755655" calcext:value-type="float">
            <text:p>26,755,655 </text:p>
          </table:table-cell>
          <table:table-cell table:style-name="ce20" table:formula="of:=SUM([.E161];[.E171];[.E177];[.E182];[.E189])" office:value-type="float" office:value="26703865" calcext:value-type="float">
            <text:p>26,703,865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Public Administration Sector</text:p>
          </table:table-cell>
          <table:table-cell table:style-name="ce17" table:formula="of:=SUM([.D162:.D170])" office:value-type="float" office:value="18574130" calcext:value-type="float">
            <text:p>18,574,130 </text:p>
          </table:table-cell>
          <table:table-cell table:style-name="ce20" table:formula="of:=SUM([.E162:.E170])" office:value-type="float" office:value="18463850" calcext:value-type="float">
            <text:p>18,463,85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Prime Minister's Court</text:p>
          </table:table-cell>
          <table:table-cell table:number-columns-repeated="2" office:value-type="float" office:value="8000" calcext:value-type="float">
            <text:p>8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Ministry of Defence</text:p>
          </table:table-cell>
          <table:table-cell office:value-type="float" office:value="13336900" calcext:value-type="float">
            <text:p>13,336,900 </text:p>
          </table:table-cell>
          <table:table-cell office:value-type="float" office:value="13225000" calcext:value-type="float">
            <text:p>13,225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Ministry of Interior</text:p>
          </table:table-cell>
          <table:table-cell table:number-columns-repeated="2" office:value-type="float" office:value="4421000" calcext:value-type="float">
            <text:p>4,421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10600" calcext:value-type="float">
            <text:p>10,600 </text:p>
          </table:table-cell>
          <table:table-cell office:value-type="float" office:value="10900" calcext:value-type="float">
            <text:p>10,9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Civil Service Bureau</text:p>
          </table:table-cell>
          <table:table-cell office:value-type="float" office:value="49030" calcext:value-type="float">
            <text:p>49,030 </text:p>
          </table:table-cell>
          <table:table-cell office:value-type="float" office:value="48530" calcext:value-type="float">
            <text:p>48,53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table:number-columns-repeated="2" office:value-type="float" office:value="365820" calcext:value-type="float">
            <text:p>365,82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table:number-columns-repeated="2" office:value-type="float" office:value="6000" calcext:value-type="float">
            <text:p>6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Ministry of Foreign Affairs</text:p>
          </table:table-cell>
          <table:table-cell table:number-columns-repeated="2" office:value-type="float" office:value="310000" calcext:value-type="float">
            <text:p>310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66780" calcext:value-type="float">
            <text:p>66,780 </text:p>
          </table:table-cell>
          <table:table-cell office:value-type="float" office:value="68600" calcext:value-type="float">
            <text:p>68,6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Social Services Sector</text:p>
          </table:table-cell>
          <table:table-cell table:style-name="ce17" table:formula="of:=SUM([.D172:.D176])" office:value-type="float" office:value="2930320" calcext:value-type="float">
            <text:p>2,930,320 </text:p>
          </table:table-cell>
          <table:table-cell table:style-name="ce20" table:formula="of:=SUM([.E172:.E176])" office:value-type="float" office:value="2934960" calcext:value-type="float">
            <text:p>2,934,96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table:number-columns-repeated="2" office:value-type="float" office:value="252400" calcext:value-type="float">
            <text:p>252,4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Ministry of Education</text:p>
          </table:table-cell>
          <table:table-cell office:value-type="float" office:value="577000" calcext:value-type="float">
            <text:p>577,000 </text:p>
          </table:table-cell>
          <table:table-cell office:value-type="float" office:value="574000" calcext:value-type="float">
            <text:p>574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1880920" calcext:value-type="float">
            <text:p>1,880,920 </text:p>
          </table:table-cell>
          <table:table-cell office:value-type="float" office:value="1818560" calcext:value-type="float">
            <text:p>1,818,56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135000" calcext:value-type="float">
            <text:p>135,000 </text:p>
          </table:table-cell>
          <table:table-cell office:value-type="float" office:value="205000" calcext:value-type="float">
            <text:p>205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6</text:p>
          </table:table-cell>
          <table:table-cell table:style-name="ce28" office:value-type="string" calcext:value-type="string">
            <text:p>General Organization for Youth &amp; Sports</text:p>
          </table:table-cell>
          <table:table-cell table:number-columns-repeated="2" office:value-type="float" office:value="85000" calcext:value-type="float">
            <text:p>85,0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Economic Services Sector</text:p>
          </table:table-cell>
          <table:table-cell table:style-name="ce17" table:formula="of:=SUM([.D178:.D181])" office:value-type="float" office:value="379655" calcext:value-type="float">
            <text:p>379,655 </text:p>
          </table:table-cell>
          <table:table-cell table:style-name="ce20" table:formula="of:=SUM([.E178:.E181])" office:value-type="float" office:value="387855" calcext:value-type="float">
            <text:p>387,855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62000" calcext:value-type="float">
            <text:p>62,000 </text:p>
          </table:table-cell>
          <table:table-cell office:value-type="float" office:value="54000" calcext:value-type="float">
            <text:p>54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29350" calcext:value-type="float">
            <text:p>29,350 </text:p>
          </table:table-cell>
          <table:table-cell office:value-type="float" office:value="29550" calcext:value-type="float">
            <text:p>29,55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249000" calcext:value-type="float">
            <text:p>249,000 </text:p>
          </table:table-cell>
          <table:table-cell office:value-type="float" office:value="265000" calcext:value-type="float">
            <text:p>265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Central Stores Directorate</text:p>
          </table:table-cell>
          <table:table-cell table:number-columns-repeated="2" office:value-type="float" office:value="39305" calcext:value-type="float">
            <text:p>39,305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Infrastructure Sector</text:p>
          </table:table-cell>
          <table:table-cell table:style-name="ce17" table:formula="of:=SUM([.D183:.D188])" office:value-type="float" office:value="4507400" calcext:value-type="float">
            <text:p>4,507,400 </text:p>
          </table:table-cell>
          <table:table-cell table:style-name="ce20" table:formula="of:=SUM([.E183:.E188])" office:value-type="float" office:value="4553200" calcext:value-type="float">
            <text:p>4,553,2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273000" calcext:value-type="float">
            <text:p>273,000 </text:p>
          </table:table-cell>
          <table:table-cell office:value-type="float" office:value="292000" calcext:value-type="float">
            <text:p>292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460000" calcext:value-type="float">
            <text:p>460,000 </text:p>
          </table:table-cell>
          <table:table-cell office:value-type="float" office:value="466000" calcext:value-type="float">
            <text:p>466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1420000" calcext:value-type="float">
            <text:p>1,420,000 </text:p>
          </table:table-cell>
          <table:table-cell office:value-type="float" office:value="1437000" calcext:value-type="float">
            <text:p>1,437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Ministry of Transportation</text:p>
          </table:table-cell>
          <table:table-cell office:value-type="float" office:value="310000" calcext:value-type="float">
            <text:p>310,000 </text:p>
          </table:table-cell>
          <table:table-cell office:value-type="float" office:value="312000" calcext:value-type="float">
            <text:p>312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28" office:value-type="string" calcext:value-type="string">
            <text:p>Civil Aviation Affairs</text:p>
          </table:table-cell>
          <table:table-cell table:number-columns-repeated="2" office:value-type="float" office:value="868300" calcext:value-type="float">
            <text:p>868,3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1176100" calcext:value-type="float">
            <text:p>1,176,100 </text:p>
          </table:table-cell>
          <table:table-cell office:value-type="float" office:value="1177900" calcext:value-type="float">
            <text:p>1,177,9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Miscellaneous Budget</text:p>
          </table:table-cell>
          <table:table-cell table:style-name="ce17" table:formula="of:=SUM([.D190:.D196])" office:value-type="float" office:value="364150" calcext:value-type="float">
            <text:p>364,150 </text:p>
          </table:table-cell>
          <table:table-cell table:style-name="ce20" table:formula="of:=SUM([.E190:.E196])" office:value-type="float" office:value="364000" calcext:value-type="float">
            <text:p>364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Supreme Council for Oil</text:p>
          </table:table-cell>
          <table:table-cell office:value-type="float" office:value="600" calcext:value-type="float">
            <text:p>600 </text:p>
          </table:table-cell>
          <table:table-cell office:value-type="float" office:value="500" calcext:value-type="float">
            <text:p>5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table:number-columns-repeated="2" office:value-type="float" office:value="5000" calcext:value-type="float">
            <text:p>5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Equestrian &amp; Horse Racing Club</text:p>
          </table:table-cell>
          <table:table-cell table:number-columns-repeated="2" office:value-type="float" office:value="244000" calcext:value-type="float">
            <text:p>244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 Areen Reserve</text:p>
          </table:table-cell>
          <table:table-cell table:number-columns-repeated="2" office:value-type="float" office:value="15000" calcext:value-type="float">
            <text:p>15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table:number-columns-repeated="2" office:value-type="float" office:value="25000" calcext:value-type="float">
            <text:p>25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Mohd Bin Khalifa Al Khalifa Cardiac Center</text:p>
          </table:table-cell>
          <table:table-cell table:number-columns-repeated="2" office:value-type="float" office:value="67000" calcext:value-type="float">
            <text:p>67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Office of the Minister of State</text:p>
          </table:table-cell>
          <table:table-cell office:value-type="float" office:value="7550" calcext:value-type="float">
            <text:p>7,550 </text:p>
          </table:table-cell>
          <table:table-cell office:value-type="float" office:value="7500" calcext:value-type="float">
            <text:p>7,500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/>
          <table:table-cell table:style-name="ce15" office:value-type="string" calcext:value-type="string">
            <text:p>Chapter 6: Transfer Expenses</text:p>
          </table:table-cell>
          <table:table-cell table:style-name="ce17" table:formula="of:=SUM([.D199];[.D201])" office:value-type="float" office:value="53265000" calcext:value-type="float">
            <text:p>53,265,000 </text:p>
          </table:table-cell>
          <table:table-cell table:style-name="ce20" table:formula="of:=SUM([.E199];[.E201])" office:value-type="float" office:value="50813000" calcext:value-type="float">
            <text:p>50,813,0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Social Services Sector</text:p>
          </table:table-cell>
          <table:table-cell table:style-name="ce17" table:formula="of:=SUM([.D200])" office:value-type="float" office:value="994000" calcext:value-type="float">
            <text:p>994,000 </text:p>
          </table:table-cell>
          <table:table-cell table:style-name="ce20" table:formula="of:=SUM([.E200])" office:value-type="float" office:value="994000" calcext:value-type="float">
            <text:p>994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6</text:p>
          </table:table-cell>
          <table:table-cell table:style-name="ce28" office:value-type="string" calcext:value-type="string">
            <text:p>General Organization for Youth &amp; Sports</text:p>
          </table:table-cell>
          <table:table-cell table:number-columns-repeated="2" office:value-type="float" office:value="994000" calcext:value-type="float">
            <text:p>994,000 </text:p>
          </table:table-cell>
          <table:table-cell table:number-columns-repeated="1019"/>
        </table:table-row>
        <table:table-row table:style-name="ro1">
          <table:table-cell/>
          <table:table-cell table:style-name="ce25" office:value-type="string" calcext:value-type="string">
            <text:p>60</text:p>
          </table:table-cell>
          <table:table-cell table:style-name="ce15" office:value-type="string" calcext:value-type="string">
            <text:p>Transfer Budget</text:p>
          </table:table-cell>
          <table:table-cell table:style-name="ce17" table:formula="of:=SUM([.D202:.D213];[.D217:.D219])" office:value-type="float" office:value="52271000" calcext:value-type="float">
            <text:p>52,271,000 </text:p>
          </table:table-cell>
          <table:table-cell table:style-name="ce20" table:formula="of:=SUM([.E202:.E213];[.E217:.E219])" office:value-type="float" office:value="49819000" calcext:value-type="float">
            <text:p>49,819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0 11</text:p>
          </table:table-cell>
          <table:table-cell office:value-type="string" calcext:value-type="string">
            <text:p>Amiri Court</text:p>
          </table:table-cell>
          <table:table-cell table:number-columns-repeated="2" office:value-type="float" office:value="6000000" calcext:value-type="float">
            <text:p>6,000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0 12</text:p>
          </table:table-cell>
          <table:table-cell office:value-type="string" calcext:value-type="string">
            <text:p>Crown Prince's Court</text:p>
          </table:table-cell>
          <table:table-cell table:number-columns-repeated="2" office:value-type="float" office:value="1800000" calcext:value-type="float">
            <text:p>1,800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0 13</text:p>
          </table:table-cell>
          <table:table-cell office:value-type="string" calcext:value-type="string">
            <text:p>Ruling Family Council</text:p>
          </table:table-cell>
          <table:table-cell table:number-columns-repeated="2" office:value-type="float" office:value="1710000" calcext:value-type="float">
            <text:p>1,710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0 20</text:p>
          </table:table-cell>
          <table:table-cell table:style-name="ce28" office:value-type="string" calcext:value-type="string">
            <text:p>Radio &amp; TV Corporation</text:p>
          </table:table-cell>
          <table:table-cell table:number-columns-repeated="2" office:value-type="float" office:value="7900000" calcext:value-type="float">
            <text:p>7,900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0 23</text:p>
          </table:table-cell>
          <table:table-cell office:value-type="string" calcext:value-type="string">
            <text:p>Ministry of Housing, Municipalities &amp; Environment (Municipal Affairs)</text:p>
          </table:table-cell>
          <table:table-cell office:value-type="float" office:value="0" calcext:value-type="float">
            <text:p>0 </text:p>
          </table:table-cell>
          <table:table-cell office:value-type="float" office:value="1100000" calcext:value-type="float">
            <text:p>1,100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0 24</text:p>
          </table:table-cell>
          <table:table-cell table:style-name="ce28" office:value-type="string" calcext:value-type="string">
            <text:p>Bahrain Center for Research &amp; Study</text:p>
          </table:table-cell>
          <table:table-cell table:number-columns-repeated="2" office:value-type="float" office:value="540000" calcext:value-type="float">
            <text:p>540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0 27</text:p>
          </table:table-cell>
          <table:table-cell table:style-name="ce28" office:value-type="string" calcext:value-type="string">
            <text:p>Sunni Awqaf</text:p>
          </table:table-cell>
          <table:table-cell table:number-columns-repeated="2" office:value-type="float" office:value="420000" calcext:value-type="float">
            <text:p>420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0 28</text:p>
          </table:table-cell>
          <table:table-cell table:style-name="ce28" office:value-type="string" calcext:value-type="string">
            <text:p>Ja'afari Awqaf</text:p>
          </table:table-cell>
          <table:table-cell table:number-columns-repeated="2" office:value-type="float" office:value="420000" calcext:value-type="float">
            <text:p>420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0 30</text:p>
          </table:table-cell>
          <table:table-cell table:style-name="ce28" office:value-type="string" calcext:value-type="string">
            <text:p>Bahrain University</text:p>
          </table:table-cell>
          <table:table-cell table:number-columns-repeated="2" office:value-type="float" office:value="9960000" calcext:value-type="float">
            <text:p>9,960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0 35</text:p>
          </table:table-cell>
          <table:table-cell table:style-name="ce28" office:value-type="string" calcext:value-type="string">
            <text:p>Bait al-Qura'an</text:p>
          </table:table-cell>
          <table:table-cell table:number-columns-repeated="2" office:value-type="float" office:value="80000" calcext:value-type="float">
            <text:p>80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0 37</text:p>
          </table:table-cell>
          <table:table-cell table:style-name="ce28" office:value-type="string" calcext:value-type="string">
            <text:p>Shura Council</text:p>
          </table:table-cell>
          <table:table-cell table:number-columns-repeated="2" office:value-type="float" office:value="1510000" calcext:value-type="float">
            <text:p>1,510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5" office:value-type="string" calcext:value-type="string">
            <text:p>60 38</text:p>
          </table:table-cell>
          <table:table-cell table:style-name="ce27" office:value-type="string" calcext:value-type="string">
            <text:p>Accounts Under Ministry of Finance Control:</text:p>
          </table:table-cell>
          <table:table-cell table:style-name="ce17" table:formula="of:=SUM([.D214:.D216])" office:value-type="float" office:value="19017000" calcext:value-type="float">
            <text:p>19,017,000 </text:p>
          </table:table-cell>
          <table:table-cell table:style-name="ce20" table:formula="of:=SUM([.E214:.E216])" office:value-type="float" office:value="16064000" calcext:value-type="float">
            <text:p>16,064,000 </text:p>
          </table:table-cell>
          <table:table-cell table:style-name="ce15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ergency Expenses</text:p>
          </table:table-cell>
          <table:table-cell table:number-columns-repeated="2" office:value-type="float" office:value="6000000" calcext:value-type="float">
            <text:p>6,000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 office:value-type="string" calcext:value-type="string">
            <text:p>Contribution to GCC</text:p>
          </table:table-cell>
          <table:table-cell table:number-columns-repeated="2" office:value-type="float" office:value="1520000" calcext:value-type="float">
            <text:p>1,520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ocal Transfers</text:p>
          </table:table-cell>
          <table:table-cell office:value-type="float" office:value="11497000" calcext:value-type="float">
            <text:p>11,497,000 </text:p>
          </table:table-cell>
          <table:table-cell office:value-type="float" office:value="8544000" calcext:value-type="float">
            <text:p>8,544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0 39</text:p>
          </table:table-cell>
          <table:table-cell office:value-type="string" calcext:value-type="string">
            <text:p>Districts</text:p>
          </table:table-cell>
          <table:table-cell office:value-type="float" office:value="1356000" calcext:value-type="float">
            <text:p>1,356,000 </text:p>
          </table:table-cell>
          <table:table-cell office:value-type="float" office:value="678000" calcext:value-type="float">
            <text:p>678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0 40</text:p>
          </table:table-cell>
          <table:table-cell table:style-name="ce28" office:value-type="string" calcext:value-type="string">
            <text:p>UNIDO</text:p>
          </table:table-cell>
          <table:table-cell office:value-type="float" office:value="58000" calcext:value-type="float">
            <text:p>58,000 </text:p>
          </table:table-cell>
          <table:table-cell office:value-type="float" office:value="137000" calcext:value-type="float">
            <text:p>137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0 44</text:p>
          </table:table-cell>
          <table:table-cell office:value-type="string" calcext:value-type="string">
            <text:p>Bahrain Promotions and Marketing Board</text:p>
          </table:table-cell>
          <table:table-cell table:number-columns-repeated="2" office:value-type="float" office:value="1500000" calcext:value-type="float">
            <text:p>1,500,000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/>
          <table:table-cell table:style-name="ce15" office:value-type="string" calcext:value-type="string">
            <text:p>Chapter 7: Subsidies &amp; Interest Payments</text:p>
          </table:table-cell>
          <table:table-cell table:style-name="ce17" table:formula="of:=SUM([.D222];[.D226];[.D232])" office:value-type="float" office:value="31116000" calcext:value-type="float">
            <text:p>31,116,000 </text:p>
          </table:table-cell>
          <table:table-cell table:style-name="ce20" table:formula="of:=SUM([.E222];[.E226];[.E232])" office:value-type="float" office:value="31116000" calcext:value-type="float">
            <text:p>31,116,0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Public Administration Sector</text:p>
          </table:table-cell>
          <table:table-cell table:style-name="ce17" table:formula="of:=SUM([.D223:.D225])" office:value-type="float" office:value="448000" calcext:value-type="float">
            <text:p>448,000 </text:p>
          </table:table-cell>
          <table:table-cell table:style-name="ce20" table:formula="of:=SUM([.E223:.E225])" office:value-type="float" office:value="448000" calcext:value-type="float">
            <text:p>448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Ministry of Defence</text:p>
          </table:table-cell>
          <table:table-cell table:number-columns-repeated="2" office:value-type="float" office:value="415000" calcext:value-type="float">
            <text:p>415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Ministry of Foreign Affairs</text:p>
          </table:table-cell>
          <table:table-cell table:number-columns-repeated="2" office:value-type="float" office:value="18000" calcext:value-type="float">
            <text:p>18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table:number-columns-repeated="2" office:value-type="float" office:value="15000" calcext:value-type="float">
            <text:p>15,0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Social Services Sector</text:p>
          </table:table-cell>
          <table:table-cell table:style-name="ce17" table:formula="of:=SUM([.D227:.D231])" office:value-type="float" office:value="4968000" calcext:value-type="float">
            <text:p>4,968,000 </text:p>
          </table:table-cell>
          <table:table-cell table:style-name="ce20" table:formula="of:=SUM([.E227:.E231])" office:value-type="float" office:value="4968000" calcext:value-type="float">
            <text:p>4,968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table:number-columns-repeated="2" office:value-type="float" office:value="80000" calcext:value-type="float">
            <text:p>80,0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Ministry of Education</text:p>
          </table:table-cell>
          <table:table-cell table:number-columns-repeated="2" office:value-type="float" office:value="12000" calcext:value-type="float">
            <text:p>12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table:number-columns-repeated="2" office:value-type="float" office:value="12000" calcext:value-type="float">
            <text:p>12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table:number-columns-repeated="2" office:value-type="float" office:value="3800000" calcext:value-type="float">
            <text:p>3,800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6</text:p>
          </table:table-cell>
          <table:table-cell table:style-name="ce28" office:value-type="string" calcext:value-type="string">
            <text:p>General Organization for Youth &amp; Sports</text:p>
          </table:table-cell>
          <table:table-cell table:number-columns-repeated="2" office:value-type="float" office:value="1064000" calcext:value-type="float">
            <text:p>1,064,000 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Transfer Budget</text:p>
          </table:table-cell>
          <table:table-cell table:style-name="ce17" table:formula="of:=SUM([.D233:.D234])" office:value-type="float" office:value="25700000" calcext:value-type="float">
            <text:p>25,700,000 </text:p>
          </table:table-cell>
          <table:table-cell table:style-name="ce20" table:formula="of:=SUM([.E233:.E234])" office:value-type="float" office:value="25700000" calcext:value-type="float">
            <text:p>25,700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0 34</text:p>
          </table:table-cell>
          <table:table-cell table:style-name="ce28" office:value-type="string" calcext:value-type="string">
            <text:p>Subsidies</text:p>
          </table:table-cell>
          <table:table-cell table:number-columns-repeated="2" office:value-type="float" office:value="3500000" calcext:value-type="float">
            <text:p>3,500,000 </text:p>
          </table:table-cell>
          <table:table-cell table:number-columns-repeated="1019"/>
        </table:table-row>
        <table:table-row table:style-name="ro1">
          <table:table-cell/>
          <table:table-cell table:style-name="ce25" office:value-type="string" calcext:value-type="string">
            <text:p>60 38</text:p>
          </table:table-cell>
          <table:table-cell table:style-name="ce27" office:value-type="string" calcext:value-type="string">
            <text:p>Accounts Under Ministry of Finance Control:</text:p>
          </table:table-cell>
          <table:table-cell table:style-name="ce17" table:formula="of:=SUM([.D235])" office:value-type="float" office:value="22200000" calcext:value-type="float">
            <text:p>22,200,000 </text:p>
          </table:table-cell>
          <table:table-cell table:style-name="ce20" table:formula="of:=SUM([.E235])" office:value-type="float" office:value="22200000" calcext:value-type="float">
            <text:p>22,200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ayment of Interest on Loans</text:p>
          </table:table-cell>
          <table:table-cell table:number-columns-repeated="2" office:value-type="float" office:value="22200000" calcext:value-type="float">
            <text:p>22,200,000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/>
          <table:table-cell table:style-name="ce6" office:value-type="string" calcext:value-type="string">
            <text:p>Total Recurrent Expenditure</text:p>
          </table:table-cell>
          <table:table-cell table:style-name="ce19" table:formula="of:=SUM([.D8];[.D46];[.D84];[.D122];[.D160];[.D198];[.D221])" office:value-type="float" office:value="547500000" calcext:value-type="float">
            <text:p>547,500,000 </text:p>
          </table:table-cell>
          <table:table-cell table:style-name="ce22" table:formula="of:=SUM([.E8];[.E46];[.E84];[.E122];[.E160];[.E198];[.E221])" office:value-type="float" office:value="537500000" calcext:value-type="float">
            <text:p>537,500,000 </text:p>
          </table:table-cell>
          <table:table-cell table:number-columns-repeated="1019"/>
        </table:table-row>
        <table:table-row table:style-name="ro1">
          <table:table-cell/>
          <table:table-cell table:style-name="ce24"/>
          <table:table-cell table:style-name="ce6" office:value-type="string" calcext:value-type="string">
            <text:p>Chapter 8: Project Expenditure</text:p>
          </table:table-cell>
          <table:table-cell table:style-name="ce19" office:value-type="float" office:value="157500000" calcext:value-type="float">
            <text:p>157,500,000 </text:p>
          </table:table-cell>
          <table:table-cell table:style-name="ce22" office:value-type="float" office:value="152500000" calcext:value-type="float">
            <text:p>152,500,000 </text:p>
          </table:table-cell>
          <table:table-cell table:number-columns-repeated="1019"/>
        </table:table-row>
        <table:table-row table:style-name="ro1">
          <table:table-cell/>
          <table:table-cell table:style-name="ce24"/>
          <table:table-cell table:style-name="ce6" office:value-type="string" calcext:value-type="string">
            <text:p>Total Expenditure</text:p>
          </table:table-cell>
          <table:table-cell table:style-name="ce19" table:formula="of:=SUM([.D237:.D238])" office:value-type="float" office:value="705000000" calcext:value-type="float">
            <text:p>705,000,000 </text:p>
          </table:table-cell>
          <table:table-cell table:style-name="ce22" table:formula="of:=SUM([.E237:.E238])" office:value-type="float" office:value="690000000" calcext:value-type="float">
            <text:p>690,000,000 </text:p>
          </table:table-cell>
          <table:table-cell table:number-columns-repeated="1019"/>
        </table:table-row>
      </table:table>
      <table:named-expressions/>
      <table:database-ranges>
        <table:database-range table:name="__Anonymous_DB__1" table:target-range-address="Revenue.B7:Revenue.F3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PakType Naqsh" svg:font-family="'PakType Naqsh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PakType Naqsh" style:font-family-complex="'PakType Naqsh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0:35:59.911096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3:14:28.032845660</meta:creation-date>
    <dc:date>2017-06-06T15:28:07.034099895</dc:date>
    <meta:editing-duration>PT4H11M12S</meta:editing-duration>
    <meta:editing-cycles>36</meta:editing-cycles>
    <meta:generator>LibreOffice/5.2.2.2$Linux_X86_64 LibreOffice_project/20m0$Build-2</meta:generator>
    <meta:document-statistic meta:table-count="4" meta:cell-count="1310" meta:object-count="0"/>
  </office:meta>
</office:document-meta>
</file>